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4">
            <text:p>12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9">
            <text:p>16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9">
            <text:p>24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234">
            <text:p>1223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955">
            <text:p>1295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370">
            <text:p>1437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6">
            <text:p>2021-01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5 - 1.21)">
            <text:p>(0.85 - 1.2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83.5">
            <text:p>783.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30328994342835">
            <text:p>0.0430328994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5424473567009">
            <text:p>1.1542447357</text:p>
          </table:table-cell>
          <table:table-cell table:number-columns-repeated="2" office:value-type="float" office:value="0">
            <text:p>0</text:p>
          </table:table-cell>
          <table:table-cell office:value-type="float" office:value="16.4515180492468">
            <text:p>16.451518049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1042.875">
            <text:p>1042.87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97246459733944">
            <text:p>0.049724646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7888244012455">
            <text:p>1.1788824401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4.283481340305">
            <text:p>14.283481340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128">
            <text:p>1128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501199680085311">
            <text:p>0.050119968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8034342996848">
            <text:p>1.18034343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4.1735099066201">
            <text:p>14.173509906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853">
            <text:p>23853</text:p>
          </table:table-cell>
          <table:table-cell office:value-type="float" office:value="81.5">
            <text:p>81.5</text:p>
          </table:table-cell>
          <table:table-cell office:value-type="float" office:value="820.625">
            <text:p>820.625</text:p>
          </table:table-cell>
          <table:table-cell office:value-type="float" office:value="1371.5">
            <text:p>1371.5</text:p>
          </table:table-cell>
          <table:table-cell office:value-type="float" office:value="0.00795121951219512">
            <text:p>0.0079512195</text:p>
          </table:table-cell>
          <table:table-cell office:value-type="float" office:value="0.058101458510337">
            <text:p>0.0581014585</text:p>
          </table:table-cell>
          <table:table-cell office:value-type="float" office:value="0.0574980086362302">
            <text:p>0.0574980086</text:p>
          </table:table-cell>
          <table:table-cell office:value-type="float" office:value="1.02795318320048">
            <text:p>1.0279531832</text:p>
          </table:table-cell>
          <table:table-cell office:value-type="float" office:value="1.209971632569">
            <text:p>1.2099716326</text:p>
          </table:table-cell>
          <table:table-cell office:value-type="float" office:value="1.20772283138118">
            <text:p>1.2077228314</text:p>
          </table:table-cell>
          <table:table-cell office:value-type="float" office:value="0">
            <text:p>0</text:p>
          </table:table-cell>
          <table:table-cell office:value-type="float" office:value="12.27325615784">
            <text:p>12.2732561578</text:p>
          </table:table-cell>
          <table:table-cell office:value-type="float" office:value="12.3984955897298">
            <text:p>12.398495589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9955">
            <text:p>9955</text:p>
          </table:table-cell>
          <table:table-cell office:value-type="float" office:value="15045">
            <text:p>15045</text:p>
          </table:table-cell>
          <table:table-cell office:value-type="float" office:value="25216">
            <text:p>25216</text:p>
          </table:table-cell>
          <table:table-cell office:value-type="float" office:value="189.125">
            <text:p>189.125</text:p>
          </table:table-cell>
          <table:table-cell office:value-type="float" office:value="904">
            <text:p>904</text:p>
          </table:table-cell>
          <table:table-cell office:value-type="float" office:value="1413.5">
            <text:p>1413.5</text:p>
          </table:table-cell>
          <table:table-cell office:value-type="float" office:value="0.0189979909593169">
            <text:p>0.018997991</text:p>
          </table:table-cell>
          <table:table-cell office:value-type="float" office:value="0.0600864074443337">
            <text:p>0.0600864074</text:p>
          </table:table-cell>
          <table:table-cell office:value-type="float" office:value="0.0560556789340102">
            <text:p>0.0560556789</text:p>
          </table:table-cell>
          <table:table-cell office:value-type="float" office:value="1.06720037873217">
            <text:p>1.0672003787</text:p>
          </table:table-cell>
          <table:table-cell office:value-type="float" office:value="1.21737876371992">
            <text:p>1.2173787637</text:p>
          </table:table-cell>
          <table:table-cell office:value-type="float" office:value="1.20235366498491">
            <text:p>1.202353665</text:p>
          </table:table-cell>
          <table:table-cell office:value-type="float" office:value="0">
            <text:p>0</text:p>
          </table:table-cell>
          <table:table-cell office:value-type="float" office:value="11.8790432975269">
            <text:p>11.8790432975</text:p>
          </table:table-cell>
          <table:table-cell office:value-type="float" office:value="12.7087571248837">
            <text:p>12.708757124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809">
            <text:p>15809</text:p>
          </table:table-cell>
          <table:table-cell office:value-type="float" office:value="26519">
            <text:p>26519</text:p>
          </table:table-cell>
          <table:table-cell office:value-type="float" office:value="397">
            <text:p>397</text:p>
          </table:table-cell>
          <table:table-cell office:value-type="float" office:value="734.625">
            <text:p>734.625</text:p>
          </table:table-cell>
          <table:table-cell office:value-type="float" office:value="1218.5">
            <text:p>1218.5</text:p>
          </table:table-cell>
          <table:table-cell office:value-type="float" office:value="0.0376660341555977">
            <text:p>0.0376660342</text:p>
          </table:table-cell>
          <table:table-cell office:value-type="float" office:value="0.046468783604276">
            <text:p>0.0464687836</text:p>
          </table:table-cell>
          <table:table-cell office:value-type="float" office:value="0.045948188091557">
            <text:p>0.0459481881</text:p>
          </table:table-cell>
          <table:table-cell office:value-type="float" office:value="1.13461183059745">
            <text:p>1.1346118306</text:p>
          </table:table-cell>
          <table:table-cell office:value-type="float" office:value="1.1668730644003">
            <text:p>1.1668730644</text:p>
          </table:table-cell>
          <table:table-cell office:value-type="float" office:value="1.16495668085869">
            <text:p>1.1649566809</text:p>
          </table:table-cell>
          <table:table-cell office:value-type="float" office:value="18.7468844942737">
            <text:p>18.7468844943</text:p>
          </table:table-cell>
          <table:table-cell office:value-type="float" office:value="15.2603547012386">
            <text:p>15.2603547012</text:p>
          </table:table-cell>
          <table:table-cell office:value-type="float" office:value="15.4293871308977">
            <text:p>15.42938713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8">
            <text:p>16588</text:p>
          </table:table-cell>
          <table:table-cell office:value-type="float" office:value="27691">
            <text:p>27691</text:p>
          </table:table-cell>
          <table:table-cell office:value-type="float" office:value="419.25">
            <text:p>419.25</text:p>
          </table:table-cell>
          <table:table-cell office:value-type="float" office:value="918">
            <text:p>918</text:p>
          </table:table-cell>
          <table:table-cell office:value-type="float" office:value="842.875">
            <text:p>842.875</text:p>
          </table:table-cell>
          <table:table-cell office:value-type="float" office:value="0.0389782447006322">
            <text:p>0.0389782447</text:p>
          </table:table-cell>
          <table:table-cell office:value-type="float" office:value="0.0553412105136243">
            <text:p>0.0553412105</text:p>
          </table:table-cell>
          <table:table-cell office:value-type="float" office:value="0.0304385901556462">
            <text:p>0.0304385902</text:p>
          </table:table-cell>
          <table:table-cell office:value-type="float" office:value="1.1394016914297">
            <text:p>1.1394016914</text:p>
          </table:table-cell>
          <table:table-cell office:value-type="float" office:value="1.19969702997667">
            <text:p>1.19969703</text:p>
          </table:table-cell>
          <table:table-cell office:value-type="float" office:value="1.10835102077526">
            <text:p>1.1083510208</text:p>
          </table:table-cell>
          <table:table-cell office:value-type="float" office:value="18.1272893899904">
            <text:p>18.12728939</text:p>
          </table:table-cell>
          <table:table-cell office:value-type="float" office:value="12.8684356626892">
            <text:p>12.8684356627</text:p>
          </table:table-cell>
          <table:table-cell office:value-type="float" office:value="23.1168286826665">
            <text:p>23.116828682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655">
            <text:p>17655</text:p>
          </table:table-cell>
          <table:table-cell office:value-type="float" office:value="28909">
            <text:p>28909</text:p>
          </table:table-cell>
          <table:table-cell office:value-type="float" office:value="470.5">
            <text:p>470.5</text:p>
          </table:table-cell>
          <table:table-cell office:value-type="float" office:value="789.125">
            <text:p>789.125</text:p>
          </table:table-cell>
          <table:table-cell office:value-type="float" office:value="504.25">
            <text:p>504.25</text:p>
          </table:table-cell>
          <table:table-cell office:value-type="float" office:value="0.0448522402287893">
            <text:p>0.0448522402</text:p>
          </table:table-cell>
          <table:table-cell office:value-type="float" office:value="0.0446969696969697">
            <text:p>0.0446969697</text:p>
          </table:table-cell>
          <table:table-cell office:value-type="float" office:value="0.0174426649140406">
            <text:p>0.0174426649</text:p>
          </table:table-cell>
          <table:table-cell office:value-type="float" office:value="1.1609258187697">
            <text:p>1.1609258188</text:p>
          </table:table-cell>
          <table:table-cell office:value-type="float" office:value="1.16035511937557">
            <text:p>1.1603551194</text:p>
          </table:table-cell>
          <table:table-cell office:value-type="float" office:value="1.06164565045538">
            <text:p>1.0616456505</text:p>
          </table:table-cell>
          <table:table-cell office:value-type="float" office:value="15.7980540409865">
            <text:p>15.798054041</text:p>
          </table:table-cell>
          <table:table-cell office:value-type="float" office:value="15.8517475410273">
            <text:p>15.851747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54">
            <text:p>18654</text:p>
          </table:table-cell>
          <table:table-cell office:value-type="float" office:value="30674">
            <text:p>30674</text:p>
          </table:table-cell>
          <table:table-cell office:value-type="float" office:value="604.625">
            <text:p>604.625</text:p>
          </table:table-cell>
          <table:table-cell office:value-type="float" office:value="1094.875">
            <text:p>1094.875</text:p>
          </table:table-cell>
          <table:table-cell office:value-type="float" office:value="202.5">
            <text:p>202.5</text:p>
          </table:table-cell>
          <table:table-cell office:value-type="float" office:value="0.0549909049567985">
            <text:p>0.054990905</text:p>
          </table:table-cell>
          <table:table-cell office:value-type="float" office:value="0.058693845823952">
            <text:p>0.0586938458</text:p>
          </table:table-cell>
          <table:table-cell office:value-type="float" office:value="0.0066016822064289">
            <text:p>0.0066016822</text:p>
          </table:table-cell>
          <table:table-cell office:value-type="float" office:value="1.19839520661961">
            <text:p>1.1983952066</text:p>
          </table:table-cell>
          <table:table-cell office:value-type="float" office:value="1.21218059675754">
            <text:p>1.2121805968</text:p>
          </table:table-cell>
          <table:table-cell office:value-type="float" office:value="1.02319130885009">
            <text:p>1.0231913089</text:p>
          </table:table-cell>
          <table:table-cell office:value-type="float" office:value="12.9482419890446">
            <text:p>12.948241989</text:p>
          </table:table-cell>
          <table:table-cell office:value-type="float" office:value="12.1528168686148">
            <text:p>12.1528168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table:number-columns-repeated="2"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721">
            <text:p>19721</text:p>
          </table:table-cell>
          <table:table-cell office:value-type="float" office:value="31094">
            <text:p>31094</text:p>
          </table:table-cell>
          <table:table-cell office:value-type="float" office:value="644.5">
            <text:p>644.5</text:p>
          </table:table-cell>
          <table:table-cell office:value-type="float" office:value="976.75">
            <text:p>976.75</text:p>
          </table:table-cell>
          <table:table-cell office:value-type="float" office:value="26.625">
            <text:p>26.625</text:p>
          </table:table-cell>
          <table:table-cell office:value-type="float" office:value="0.0526337280522662">
            <text:p>0.0526337281</text:p>
          </table:table-cell>
          <table:table-cell office:value-type="float" office:value="0.049528421479641">
            <text:p>0.0495284215</text:p>
          </table:table-cell>
          <table:table-cell office:value-type="float" office:value="0.0008562745224159">
            <text:p>0.0008562745</text:p>
          </table:table-cell>
          <table:table-cell office:value-type="float" office:value="1.18964785446714">
            <text:p>1.1896478545</text:p>
          </table:table-cell>
          <table:table-cell office:value-type="float" office:value="1.1781574816659">
            <text:p>1.1781574817</text:p>
          </table:table-cell>
          <table:table-cell office:value-type="float" office:value="1.00299839791233">
            <text:p>1.0029983979</text:p>
          </table:table-cell>
          <table:table-cell office:value-type="float" office:value="13.5128694758015">
            <text:p>13.5128694758</text:p>
          </table:table-cell>
          <table:table-cell office:value-type="float" office:value="14.3387192696889">
            <text:p>14.3387192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521">
            <text:p>521</text:p>
          </table:table-cell>
          <table:table-cell office:value-type="float" office:value="13052">
            <text:p>13052</text:p>
          </table:table-cell>
          <table:table-cell office:value-type="float" office:value="20744">
            <text:p>20744</text:p>
          </table:table-cell>
          <table:table-cell office:value-type="float" office:value="29405">
            <text:p>29405</text:p>
          </table:table-cell>
          <table:table-cell office:value-type="float" office:value="687.5">
            <text:p>687.5</text:p>
          </table:table-cell>
          <table:table-cell office:value-type="float" office:value="679.875">
            <text:p>679.875</text:p>
          </table:table-cell>
          <table:table-cell office:value-type="float" office:value="-45.75">
            <text:p>-45.75</text:p>
          </table:table-cell>
          <table:table-cell office:value-type="float" office:value="0.0526739197057922">
            <text:p>0.0526739197</text:p>
          </table:table-cell>
          <table:table-cell office:value-type="float" office:value="0.0327745372155804">
            <text:p>0.0327745372</text:p>
          </table:table-cell>
          <table:table-cell office:value-type="float" office:value="-0.00155585784730488">
            <text:p>-0.0015558578</text:p>
          </table:table-cell>
          <table:table-cell office:value-type="float" office:value="1.18979682093193">
            <text:p>1.1897968209</text:p>
          </table:table-cell>
          <table:table-cell office:value-type="float" office:value="1.11681625402233">
            <text:p>1.116816254</text:p>
          </table:table-cell>
          <table:table-cell office:value-type="float" office:value="0.994559242093969">
            <text:p>0.9945592421</text:p>
          </table:table-cell>
          <table:table-cell office:value-type="float" office:value="13.5028187630557">
            <text:p>13.5028187631</text:p>
          </table:table-cell>
          <table:table-cell office:value-type="float" office:value="21.49366487151">
            <text:p>21.4936648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3970">
            <text:p>13970</text:p>
          </table:table-cell>
          <table:table-cell office:value-type="float" office:value="20818">
            <text:p>20818</text:p>
          </table:table-cell>
          <table:table-cell office:value-type="float" office:value="29109">
            <text:p>29109</text:p>
          </table:table-cell>
          <table:table-cell office:value-type="float" office:value="812.75">
            <text:p>812.75</text:p>
          </table:table-cell>
          <table:table-cell office:value-type="float" office:value="-38.25">
            <text:p>-38.25</text:p>
          </table:table-cell>
          <table:table-cell office:value-type="float" office:value="527.5">
            <text:p>527.5</text:p>
          </table:table-cell>
          <table:table-cell office:value-type="float" office:value="0.0581782390837509">
            <text:p>0.0581782391</text:p>
          </table:table-cell>
          <table:table-cell office:value-type="float" office:value="-0.00183735229128639">
            <text:p>-0.0018373523</text:p>
          </table:table-cell>
          <table:table-cell office:value-type="float" office:value="0.0181215431653441">
            <text:p>0.0181215432</text:p>
          </table:table-cell>
          <table:table-cell office:value-type="float" office:value="1.21025786349878">
            <text:p>1.2102578635</text:p>
          </table:table-cell>
          <table:table-cell office:value-type="float" office:value="0.993575883672845">
            <text:p>0.9935758837</text:p>
          </table:table-cell>
          <table:table-cell office:value-type="float" office:value="1.06406904611902">
            <text:p>1.0640690461</text:p>
          </table:table-cell>
          <table:table-cell office:value-type="float" office:value="12.2575074551226">
            <text:p>12.2575074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606">
            <text:p>606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4842">
            <text:p>14842</text:p>
          </table:table-cell>
          <table:table-cell office:value-type="float" office:value="20158">
            <text:p>20158</text:p>
          </table:table-cell>
          <table:table-cell office:value-type="float" office:value="30572">
            <text:p>30572</text:p>
          </table:table-cell>
          <table:table-cell office:value-type="float" office:value="850">
            <text:p>850</text:p>
          </table:table-cell>
          <table:table-cell office:value-type="float" office:value="-48.25">
            <text:p>-48.25</text:p>
          </table:table-cell>
          <table:table-cell office:value-type="float" office:value="156.625">
            <text:p>156.625</text:p>
          </table:table-cell>
          <table:table-cell office:value-type="float" office:value="0.0572699097156717">
            <text:p>0.0572699097</text:p>
          </table:table-cell>
          <table:table-cell office:value-type="float" office:value="-0.00239359063399147">
            <text:p>-0.0023935906</text:p>
          </table:table-cell>
          <table:table-cell office:value-type="float" office:value="0.00512315190370273">
            <text:p>0.0051231519</text:p>
          </table:table-cell>
          <table:table-cell office:value-type="float" office:value="1.20687317542018">
            <text:p>1.2068731754</text:p>
          </table:table-cell>
          <table:table-cell office:value-type="float" office:value="0.991633662162231">
            <text:p>0.9916336622</text:p>
          </table:table-cell>
          <table:table-cell office:value-type="float" office:value="1.0179824751664">
            <text:p>1.0179824752</text:p>
          </table:table-cell>
          <table:table-cell office:value-type="float" office:value="12.446522214186">
            <text:p>12.4465222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0">
            <text:p>920</text:p>
          </table:table-cell>
          <table:table-cell office:value-type="float" office:value="662">
            <text:p>662</text:p>
          </table:table-cell>
          <table:table-cell office:value-type="float" office:value="15515">
            <text:p>15515</text:p>
          </table:table-cell>
          <table:table-cell office:value-type="float" office:value="19802">
            <text:p>19802</text:p>
          </table:table-cell>
          <table:table-cell office:value-type="float" office:value="31152">
            <text:p>31152</text:p>
          </table:table-cell>
          <table:table-cell office:value-type="float" office:value="747.5">
            <text:p>747.5</text:p>
          </table:table-cell>
          <table:table-cell office:value-type="float" office:value="-42.875">
            <text:p>-42.875</text:p>
          </table:table-cell>
          <table:table-cell office:value-type="float" office:value="-28.375">
            <text:p>-28.375</text:p>
          </table:table-cell>
          <table:table-cell office:value-type="float" office:value="0.0481791814373187">
            <text:p>0.0481791814</text:p>
          </table:table-cell>
          <table:table-cell office:value-type="float" office:value="-0.00216518533481467">
            <text:p>-0.0021651853</text:p>
          </table:table-cell>
          <table:table-cell office:value-type="float" office:value="-0.000910856445814073">
            <text:p>-0.0009108564</text:p>
          </table:table-cell>
          <table:table-cell office:value-type="float" office:value="1.1731767527376">
            <text:p>1.1731767527</text:p>
          </table:table-cell>
          <table:table-cell office:value-type="float" office:value="0.992431039862115">
            <text:p>0.9924310399</text:p>
          </table:table-cell>
          <table:table-cell office:value-type="float" office:value="0.996813628572202">
            <text:p>0.9968136286</text:p>
          </table:table-cell>
          <table:table-cell office:value-type="float" office:value="14.7307165915303">
            <text:p>14.73071659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15966">
            <text:p>15966</text:p>
          </table:table-cell>
          <table:table-cell office:value-type="float" office:value="20738">
            <text:p>20738</text:p>
          </table:table-cell>
          <table:table-cell office:value-type="float" office:value="29553">
            <text:p>29553</text:p>
          </table:table-cell>
          <table:table-cell office:value-type="float" office:value="-55">
            <text:p>-55</text:p>
          </table:table-cell>
          <table:table-cell office:value-type="float" office:value="662.125">
            <text:p>662.125</text:p>
          </table:table-cell>
          <table:table-cell office:value-type="float" office:value="-99.375">
            <text:p>-99.375</text:p>
          </table:table-cell>
          <table:table-cell office:value-type="float" office:value="-0.00344482024301641">
            <text:p>-0.0034448202</text:p>
          </table:table-cell>
          <table:table-cell office:value-type="float" office:value="0.0319281029993249">
            <text:p>0.031928103</text:p>
          </table:table-cell>
          <table:table-cell office:value-type="float" office:value="-0.00336260278144351">
            <text:p>-0.0033626028</text:p>
          </table:table-cell>
          <table:table-cell office:value-type="float" office:value="0.987966388050996">
            <text:p>0.9879663881</text:p>
          </table:table-cell>
          <table:table-cell office:value-type="float" office:value="1.11374639186946">
            <text:p>1.1137463919</text:p>
          </table:table-cell>
          <table:table-cell office:value-type="float" office:value="0.988253052175981">
            <text:p>0.9882530522</text:p>
          </table:table-cell>
          <table:table-cell office:value-type="float" office:value="0">
            <text:p>0</text:p>
          </table:table-cell>
          <table:table-cell office:value-type="float" office:value="22.0543843841004">
            <text:p>22.0543843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2">
            <text:p>952</text:p>
          </table:table-cell>
          <table:table-cell office:value-type="float" office:value="491">
            <text:p>491</text:p>
          </table:table-cell>
          <table:table-cell office:value-type="float" office:value="16480">
            <text:p>16480</text:p>
          </table:table-cell>
          <table:table-cell office:value-type="float" office:value="21360">
            <text:p>21360</text:p>
          </table:table-cell>
          <table:table-cell office:value-type="float" office:value="29109">
            <text:p>29109</text:p>
          </table:table-cell>
          <table:table-cell office:value-type="float" office:value="35.75">
            <text:p>35.75</text:p>
          </table:table-cell>
          <table:table-cell office:value-type="float" office:value="-46.5">
            <text:p>-46.5</text:p>
          </table:table-cell>
          <table:table-cell office:value-type="float" office:value="527.5">
            <text:p>527.5</text:p>
          </table:table-cell>
          <table:table-cell office:value-type="float" office:value="0.00216929611650485">
            <text:p>0.0021692961</text:p>
          </table:table-cell>
          <table:table-cell office:value-type="float" office:value="-0.00217696629213483">
            <text:p>-0.0021769663</text:p>
          </table:table-cell>
          <table:table-cell office:value-type="float" office:value="0.0181215431653441">
            <text:p>0.0181215432</text:p>
          </table:table-cell>
          <table:table-cell office:value-type="float" office:value="1.00760175986522">
            <text:p>1.0076017599</text:p>
          </table:table-cell>
          <table:table-cell office:value-type="float" office:value="0.992389906774713">
            <text:p>0.9923899068</text:p>
          </table:table-cell>
          <table:table-cell office:value-type="float" office:value="1.06406904611902">
            <text:p>1.06406904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539">
            <text:p>539</text:p>
          </table:table-cell>
          <table:table-cell office:value-type="float" office:value="15830">
            <text:p>15830</text:p>
          </table:table-cell>
          <table:table-cell office:value-type="float" office:value="22523">
            <text:p>22523</text:p>
          </table:table-cell>
          <table:table-cell office:value-type="float" office:value="30613">
            <text:p>30613</text:p>
          </table:table-cell>
          <table:table-cell office:value-type="float" office:value="4.875">
            <text:p>4.875</text:p>
          </table:table-cell>
          <table:table-cell office:value-type="float" office:value="197.5">
            <text:p>197.5</text:p>
          </table:table-cell>
          <table:table-cell office:value-type="float" office:value="84.75">
            <text:p>84.75</text:p>
          </table:table-cell>
          <table:table-cell office:value-type="float" office:value="0.000307959570435881">
            <text:p>0.0003079596</text:p>
          </table:table-cell>
          <table:table-cell office:value-type="float" office:value="0.00876881410114106">
            <text:p>0.0087688141</text:p>
          </table:table-cell>
          <table:table-cell office:value-type="float" office:value="0.00276843171201777">
            <text:p>0.0027684317</text:p>
          </table:table-cell>
          <table:table-cell office:value-type="float" office:value="1.00107804438116">
            <text:p>1.0010780444</text:p>
          </table:table-cell>
          <table:table-cell office:value-type="float" office:value="1.03084155787144">
            <text:p>1.0308415579</text:p>
          </table:table-cell>
          <table:table-cell office:value-type="float" office:value="1.00970453285178">
            <text:p>1.00970453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646">
            <text:p>15646</text:p>
          </table:table-cell>
          <table:table-cell office:value-type="float" office:value="23018">
            <text:p>23018</text:p>
          </table:table-cell>
          <table:table-cell office:value-type="float" office:value="31190">
            <text:p>31190</text:p>
          </table:table-cell>
          <table:table-cell office:value-type="float" office:value="30.625">
            <text:p>30.625</text:p>
          </table:table-cell>
          <table:table-cell office:value-type="float" office:value="-3.5">
            <text:p>-3.5</text:p>
          </table:table-cell>
          <table:table-cell office:value-type="float" office:value="299.375">
            <text:p>299.375</text:p>
          </table:table-cell>
          <table:table-cell office:value-type="float" office:value="0.00195736929566662">
            <text:p>0.0019573693</text:p>
          </table:table-cell>
          <table:table-cell office:value-type="float" office:value="-0.000152054913545921">
            <text:p>-0.0001520549</text:p>
          </table:table-cell>
          <table:table-cell office:value-type="float" office:value="0.00959842898364861">
            <text:p>0.009598429</text:p>
          </table:table-cell>
          <table:table-cell office:value-type="float" office:value="1.00685830187217">
            <text:p>1.0068583019</text:p>
          </table:table-cell>
          <table:table-cell office:value-type="float" office:value="0.999467853119155">
            <text:p>0.9994678531</text:p>
          </table:table-cell>
          <table:table-cell office:value-type="float" office:value="1.03377507592712">
            <text:p>1.033775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5906">
            <text:p>15906</text:p>
          </table:table-cell>
          <table:table-cell office:value-type="float" office:value="21599">
            <text:p>21599</text:p>
          </table:table-cell>
          <table:table-cell office:value-type="float" office:value="29558">
            <text:p>29558</text:p>
          </table:table-cell>
          <table:table-cell office:value-type="float" office:value="-50.5">
            <text:p>-50.5</text:p>
          </table:table-cell>
          <table:table-cell office:value-type="float" office:value="230.125">
            <text:p>230.125</text:p>
          </table:table-cell>
          <table:table-cell office:value-type="float" office:value="-68.5">
            <text:p>-68.5</text:p>
          </table:table-cell>
          <table:table-cell office:value-type="float" office:value="-0.00317490255249591">
            <text:p>-0.0031749026</text:p>
          </table:table-cell>
          <table:table-cell office:value-type="float" office:value="0.0106544284457614">
            <text:p>0.0106544284</text:p>
          </table:table-cell>
          <table:table-cell office:value-type="float" office:value="-0.00231747750186075">
            <text:p>-0.0023174775</text:p>
          </table:table-cell>
          <table:table-cell office:value-type="float" office:value="0.988907597878451">
            <text:p>0.9889075979</text:p>
          </table:table-cell>
          <table:table-cell office:value-type="float" office:value="1.03751299257736">
            <text:p>1.0375129926</text:p>
          </table:table-cell>
          <table:table-cell office:value-type="float" office:value="0.991899355319352">
            <text:p>0.99189935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6423">
            <text:p>16423</text:p>
          </table:table-cell>
          <table:table-cell office:value-type="float" office:value="20940">
            <text:p>20940</text:p>
          </table:table-cell>
          <table:table-cell office:value-type="float" office:value="28777">
            <text:p>28777</text:p>
          </table:table-cell>
          <table:table-cell office:value-type="float" office:value="-32.5">
            <text:p>-32.5</text:p>
          </table:table-cell>
          <table:table-cell office:value-type="float" office:value="373">
            <text:p>373</text:p>
          </table:table-cell>
          <table:table-cell office:value-type="float" office:value="-40.125">
            <text:p>-40.125</text:p>
          </table:table-cell>
          <table:table-cell office:value-type="float" office:value="-0.00197893198562991">
            <text:p>-0.001978932</text:p>
          </table:table-cell>
          <table:table-cell office:value-type="float" office:value="0.0178127984718243">
            <text:p>0.0178127985</text:p>
          </table:table-cell>
          <table:table-cell office:value-type="float" office:value="-0.00139434270424297">
            <text:p>-0.0013943427</text:p>
          </table:table-cell>
          <table:table-cell office:value-type="float" office:value="0.993081413747031">
            <text:p>0.9930814137</text:p>
          </table:table-cell>
          <table:table-cell office:value-type="float" office:value="1.0629666943986">
            <text:p>1.0629666944</text:p>
          </table:table-cell>
          <table:table-cell office:value-type="float" office:value="0.99512361115064">
            <text:p>0.9951236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830">
            <text:p>15830</text:p>
          </table:table-cell>
          <table:table-cell office:value-type="float" office:value="20839">
            <text:p>20839</text:p>
          </table:table-cell>
          <table:table-cell office:value-type="float" office:value="30775">
            <text:p>30775</text:p>
          </table:table-cell>
          <table:table-cell office:value-type="float" office:value="4.875">
            <text:p>4.875</text:p>
          </table:table-cell>
          <table:table-cell office:value-type="float" office:value="275.625">
            <text:p>275.625</text:p>
          </table:table-cell>
          <table:table-cell office:value-type="float" office:value="-9.875">
            <text:p>-9.875</text:p>
          </table:table-cell>
          <table:table-cell office:value-type="float" office:value="0.000307959570435881">
            <text:p>0.0003079596</text:p>
          </table:table-cell>
          <table:table-cell office:value-type="float" office:value="0.0132264024185422">
            <text:p>0.0132264024</text:p>
          </table:table-cell>
          <table:table-cell office:value-type="float" office:value="-0.000320877335499594">
            <text:p>-0.0003208773</text:p>
          </table:table-cell>
          <table:table-cell office:value-type="float" office:value="1.00107804438116">
            <text:p>1.0010780444</text:p>
          </table:table-cell>
          <table:table-cell office:value-type="float" office:value="1.04663528639793">
            <text:p>1.0466352864</text:p>
          </table:table-cell>
          <table:table-cell office:value-type="float" office:value="0.99887713113179">
            <text:p>0.99887713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504">
            <text:p>15504</text:p>
          </table:table-cell>
          <table:table-cell office:value-type="float" office:value="21144">
            <text:p>21144</text:p>
          </table:table-cell>
          <table:table-cell office:value-type="float" office:value="30893">
            <text:p>30893</text:p>
          </table:table-cell>
          <table:table-cell office:value-type="float" office:value="-79.5">
            <text:p>-79.5</text:p>
          </table:table-cell>
          <table:table-cell office:value-type="float" office:value="374.625">
            <text:p>374.625</text:p>
          </table:table-cell>
          <table:table-cell office:value-type="float" office:value="104.5">
            <text:p>104.5</text:p>
          </table:table-cell>
          <table:table-cell office:value-type="float" office:value="-0.00512770897832817">
            <text:p>-0.005127709</text:p>
          </table:table-cell>
          <table:table-cell office:value-type="float" office:value="0.0177177922814983">
            <text:p>0.0177177923</text:p>
          </table:table-cell>
          <table:table-cell office:value-type="float" office:value="0.00338264331725634">
            <text:p>0.0033826433</text:p>
          </table:table-cell>
          <table:table-cell office:value-type="float" office:value="0.98210455363861">
            <text:p>0.9821045536</text:p>
          </table:table-cell>
          <table:table-cell office:value-type="float" office:value="1.06262755650537">
            <text:p>1.0626275565</text:p>
          </table:table-cell>
          <table:table-cell office:value-type="float" office:value="1.01186167847099">
            <text:p>1.01186167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906">
            <text:p>15906</text:p>
          </table:table-cell>
          <table:table-cell office:value-type="float" office:value="21457">
            <text:p>21457</text:p>
          </table:table-cell>
          <table:table-cell office:value-type="float" office:value="29539">
            <text:p>29539</text:p>
          </table:table-cell>
          <table:table-cell office:value-type="float" office:value="-50.5">
            <text:p>-50.5</text:p>
          </table:table-cell>
          <table:table-cell office:value-type="float" office:value="232.875">
            <text:p>232.875</text:p>
          </table:table-cell>
          <table:table-cell office:value-type="float" office:value="703.875">
            <text:p>703.875</text:p>
          </table:table-cell>
          <table:table-cell office:value-type="float" office:value="-0.00317490255249591">
            <text:p>-0.0031749026</text:p>
          </table:table-cell>
          <table:table-cell office:value-type="float" office:value="0.0108531015519411">
            <text:p>0.0108531016</text:p>
          </table:table-cell>
          <table:table-cell office:value-type="float" office:value="0.0238286671857544">
            <text:p>0.0238286672</text:p>
          </table:table-cell>
          <table:table-cell office:value-type="float" office:value="0.988907597878451">
            <text:p>0.9889075979</text:p>
          </table:table-cell>
          <table:table-cell office:value-type="float" office:value="1.03821672346586">
            <text:p>1.0382167235</text:p>
          </table:table-cell>
          <table:table-cell office:value-type="float" office:value="1.08451323369465">
            <text:p>1.0845132337</text:p>
          </table:table-cell>
          <table:table-cell table:number-columns-repeated="2" office:value-type="float" office:value="0">
            <text:p>0</text:p>
          </table:table-cell>
          <table:table-cell office:value-type="float" office:value="29.4340069072963">
            <text:p>29.434006907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15570">
            <text:p>15570</text:p>
          </table:table-cell>
          <table:table-cell office:value-type="float" office:value="21220">
            <text:p>21220</text:p>
          </table:table-cell>
          <table:table-cell office:value-type="float" office:value="32521">
            <text:p>32521</text:p>
          </table:table-cell>
          <table:table-cell office:value-type="float" office:value="160.75">
            <text:p>160.75</text:p>
          </table:table-cell>
          <table:table-cell office:value-type="float" office:value="11.125">
            <text:p>11.125</text:p>
          </table:table-cell>
          <table:table-cell office:value-type="float" office:value="278.625">
            <text:p>278.625</text:p>
          </table:table-cell>
          <table:table-cell office:value-type="float" office:value="0.0103243416827232">
            <text:p>0.0103243417</text:p>
          </table:table-cell>
          <table:table-cell office:value-type="float" office:value="0.000524269557021678">
            <text:p>0.0005242696</text:p>
          </table:table-cell>
          <table:table-cell office:value-type="float" office:value="0.0085675409735248">
            <text:p>0.008567541</text:p>
          </table:table-cell>
          <table:table-cell office:value-type="float" office:value="1.03634411627065">
            <text:p>1.0363441163</text:p>
          </table:table-cell>
          <table:table-cell office:value-type="float" office:value="1.00183548217237">
            <text:p>1.0018354822</text:p>
          </table:table-cell>
          <table:table-cell office:value-type="float" office:value="1.03013026281367">
            <text:p>1.0301302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49">
            <text:p>649</text:p>
          </table:table-cell>
          <table:table-cell office:value-type="float" office:value="15860">
            <text:p>15860</text:p>
          </table:table-cell>
          <table:table-cell office:value-type="float" office:value="22712">
            <text:p>22712</text:p>
          </table:table-cell>
          <table:table-cell office:value-type="float" office:value="34358">
            <text:p>34358</text:p>
          </table:table-cell>
          <table:table-cell office:value-type="float" office:value="93.25">
            <text:p>93.25</text:p>
          </table:table-cell>
          <table:table-cell office:value-type="float" office:value="62.125">
            <text:p>62.125</text:p>
          </table:table-cell>
          <table:table-cell office:value-type="float" office:value="-10.5">
            <text:p>-10.5</text:p>
          </table:table-cell>
          <table:table-cell office:value-type="float" office:value="0.00587957124842371">
            <text:p>0.0058795712</text:p>
          </table:table-cell>
          <table:table-cell office:value-type="float" office:value="0.00273533814723494">
            <text:p>0.0027353381</text:p>
          </table:table-cell>
          <table:table-cell office:value-type="float" office:value="-0.000305605681355143">
            <text:p>-0.0003056057</text:p>
          </table:table-cell>
          <table:table-cell office:value-type="float" office:value="1.02064625531129">
            <text:p>1.0206462553</text:p>
          </table:table-cell>
          <table:table-cell office:value-type="float" office:value="1.00958834838189">
            <text:p>1.0095883484</text:p>
          </table:table-cell>
          <table:table-cell office:value-type="float" office:value="0.998930563169129">
            <text:p>0.99893056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5727">
            <text:p>15727</text:p>
          </table:table-cell>
          <table:table-cell office:value-type="float" office:value="22820">
            <text:p>22820</text:p>
          </table:table-cell>
          <table:table-cell office:value-type="float" office:value="35432">
            <text:p>35432</text:p>
          </table:table-cell>
          <table:table-cell office:value-type="float" office:value="176.125">
            <text:p>176.125</text:p>
          </table:table-cell>
          <table:table-cell office:value-type="float" office:value="152.5">
            <text:p>152.5</text:p>
          </table:table-cell>
          <table:table-cell office:value-type="float" office:value="-271.75">
            <text:p>-271.75</text:p>
          </table:table-cell>
          <table:table-cell office:value-type="float" office:value="0.0111988936224328">
            <text:p>0.0111988936</text:p>
          </table:table-cell>
          <table:table-cell office:value-type="float" office:value="0.00668273444347064">
            <text:p>0.0066827344</text:p>
          </table:table-cell>
          <table:table-cell office:value-type="float" office:value="-0.0076696206818695">
            <text:p>-0.0076696207</text:p>
          </table:table-cell>
          <table:table-cell office:value-type="float" office:value="1.03944194150651">
            <text:p>1.0394419415</text:p>
          </table:table-cell>
          <table:table-cell office:value-type="float" office:value="1.02347710207385">
            <text:p>1.0234771021</text:p>
          </table:table-cell>
          <table:table-cell office:value-type="float" office:value="0.973271620853008">
            <text:p>0.97327162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5764">
            <text:p>15764</text:p>
          </table:table-cell>
          <table:table-cell office:value-type="float" office:value="21980">
            <text:p>21980</text:p>
          </table:table-cell>
          <table:table-cell office:value-type="float" office:value="34434">
            <text:p>34434</text:p>
          </table:table-cell>
          <table:table-cell office:value-type="float" office:value="-2">
            <text:p>-2</text:p>
          </table:table-cell>
          <table:table-cell office:value-type="float" office:value="304.625">
            <text:p>304.625</text:p>
          </table:table-cell>
          <table:table-cell office:value-type="float" office:value="-855.375">
            <text:p>-855.375</text:p>
          </table:table-cell>
          <table:table-cell office:value-type="float" office:value="-0.000126871352448617">
            <text:p>-0.0001268714</text:p>
          </table:table-cell>
          <table:table-cell office:value-type="float" office:value="0.0138591901728844">
            <text:p>0.0138591902</text:p>
          </table:table-cell>
          <table:table-cell office:value-type="float" office:value="-0.0248410001742464">
            <text:p>-0.0248410002</text:p>
          </table:table-cell>
          <table:table-cell office:value-type="float" office:value="0.999555981815256">
            <text:p>0.9995559818</text:p>
          </table:table-cell>
          <table:table-cell office:value-type="float" office:value="1.0488836368235">
            <text:p>1.0488836368</text:p>
          </table:table-cell>
          <table:table-cell office:value-type="float" office:value="0.914265966957865">
            <text:p>0.914265967</text:p>
          </table:table-cell>
          <table:table-cell table:number-columns-repeated="2" office:value-type="float" office:value="0">
            <text:p>0</text:p>
          </table:table-cell>
          <table:table-cell office:value-type="float" office:value="-27.5553257788762">
            <text:p>-27.555325778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570">
            <text:p>15570</text:p>
          </table:table-cell>
          <table:table-cell office:value-type="float" office:value="22612">
            <text:p>22612</text:p>
          </table:table-cell>
          <table:table-cell office:value-type="float" office:value="32985">
            <text:p>32985</text:p>
          </table:table-cell>
          <table:table-cell office:value-type="float" office:value="160.75">
            <text:p>160.75</text:p>
          </table:table-cell>
          <table:table-cell office:value-type="float" office:value="275.75">
            <text:p>275.75</text:p>
          </table:table-cell>
          <table:table-cell office:value-type="float" office:value="311.625">
            <text:p>311.625</text:p>
          </table:table-cell>
          <table:table-cell office:value-type="float" office:value="0.0103243416827232">
            <text:p>0.0103243417</text:p>
          </table:table-cell>
          <table:table-cell office:value-type="float" office:value="0.012194852290819">
            <text:p>0.0121948523</text:p>
          </table:table-cell>
          <table:table-cell office:value-type="float" office:value="0.0094474761255116">
            <text:p>0.0094474761</text:p>
          </table:table-cell>
          <table:table-cell office:value-type="float" office:value="1.03634411627065">
            <text:p>1.0363441163</text:p>
          </table:table-cell>
          <table:table-cell office:value-type="float" office:value="1.04297346328576">
            <text:p>1.0429734633</text:p>
          </table:table-cell>
          <table:table-cell office:value-type="float" office:value="1.03324110585737">
            <text:p>1.03324110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0579">
            <text:p>20579</text:p>
          </table:table-cell>
          <table:table-cell office:value-type="float" office:value="34221">
            <text:p>34221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-41.25">
            <text:p>-41.25</text:p>
          </table:table-cell>
          <table:table-cell office:value-type="float" office:value="0.011577051710831">
            <text:p>0.0115770517</text:p>
          </table:table-cell>
          <table:table-cell office:value-type="float" office:value="0.00724039068953788">
            <text:p>0.0072403907</text:p>
          </table:table-cell>
          <table:table-cell office:value-type="float" office:value="-0.00120540019286403">
            <text:p>-0.0012054002</text:p>
          </table:table-cell>
          <table:table-cell office:value-type="float" office:value="1.04078237611549">
            <text:p>1.0407823761</text:p>
          </table:table-cell>
          <table:table-cell office:value-type="float" office:value="1.02544411699776">
            <text:p>1.025444117</text:p>
          </table:table-cell>
          <table:table-cell office:value-type="float" office:value="0.995783947184641">
            <text:p>0.99578394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468">
            <text:p>468</text:p>
          </table:table-cell>
          <table:table-cell office:value-type="float" office:value="14622">
            <text:p>14622</text:p>
          </table:table-cell>
          <table:table-cell office:value-type="float" office:value="20868">
            <text:p>20868</text:p>
          </table:table-cell>
          <table:table-cell office:value-type="float" office:value="35316">
            <text:p>35316</text:p>
          </table:table-cell>
          <table:table-cell office:value-type="float" office:value="-867.5">
            <text:p>-867.5</text:p>
          </table:table-cell>
          <table:table-cell office:value-type="float" office:value="-251.5">
            <text:p>-251.5</text:p>
          </table:table-cell>
          <table:table-cell office:value-type="float" office:value="-466.875">
            <text:p>-466.875</text:p>
          </table:table-cell>
          <table:table-cell office:value-type="float" office:value="-0.0593284092463411">
            <text:p>-0.0593284092</text:p>
          </table:table-cell>
          <table:table-cell office:value-type="float" office:value="-0.0120519455625839">
            <text:p>-0.0120519456</text:p>
          </table:table-cell>
          <table:table-cell office:value-type="float" office:value="-0.0132199286442406">
            <text:p>-0.0132199286</text:p>
          </table:table-cell>
          <table:table-cell office:value-type="float" office:value="0.799249493519461">
            <text:p>0.7992494935</text:p>
          </table:table-cell>
          <table:table-cell office:value-type="float" office:value="0.95810287933897">
            <text:p>0.9581028793</text:p>
          </table:table-cell>
          <table:table-cell office:value-type="float" office:value="0.954072792111341">
            <text:p>0.9540727921</text:p>
          </table:table-cell>
          <table:table-cell office:value-type="float" office:value="-11.3331192661781">
            <text:p>-11.33311926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703">
            <text:p>12703</text:p>
          </table:table-cell>
          <table:table-cell office:value-type="float" office:value="20630">
            <text:p>20630</text:p>
          </table:table-cell>
          <table:table-cell office:value-type="float" office:value="33330">
            <text:p>33330</text:p>
          </table:table-cell>
          <table:table-cell office:value-type="float" office:value="-777.25">
            <text:p>-777.25</text:p>
          </table:table-cell>
          <table:table-cell office:value-type="float" office:value="310.5">
            <text:p>310.5</text:p>
          </table:table-cell>
          <table:table-cell office:value-type="float" office:value="-912.5">
            <text:p>-912.5</text:p>
          </table:table-cell>
          <table:table-cell office:value-type="float" office:value="-0.0611863339368653">
            <text:p>-0.0611863339</text:p>
          </table:table-cell>
          <table:table-cell office:value-type="float" office:value="0.0150508967523025">
            <text:p>0.0150508968</text:p>
          </table:table-cell>
          <table:table-cell office:value-type="float" office:value="-0.0273777377737774">
            <text:p>-0.0273777378</text:p>
          </table:table-cell>
          <table:table-cell office:value-type="float" office:value="0.793185615443813">
            <text:p>0.7931856154</text:p>
          </table:table-cell>
          <table:table-cell office:value-type="float" office:value="1.05312213643943">
            <text:p>1.0531221364</text:p>
          </table:table-cell>
          <table:table-cell office:value-type="float" office:value="0.905647017221974">
            <text:p>0.9056470172</text:p>
          </table:table-cell>
          <table:table-cell office:value-type="float" office:value="-10.9782436311784">
            <text:p>-10.9782436312</text:p>
          </table:table-cell>
          <table:table-cell office:value-type="float" office:value="0">
            <text:p>0</text:p>
          </table:table-cell>
          <table:table-cell office:value-type="float" office:value="-24.9697358866518">
            <text:p>-24.969735886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536">
            <text:p>20536</text:p>
          </table:table-cell>
          <table:table-cell office:value-type="float" office:value="31306">
            <text:p>31306</text:p>
          </table:table-cell>
          <table:table-cell office:value-type="float" office:value="-526.125">
            <text:p>-526.125</text:p>
          </table:table-cell>
          <table:table-cell office:value-type="float" office:value="-816.625">
            <text:p>-816.625</text:p>
          </table:table-cell>
          <table:table-cell office:value-type="float" office:value="213.75">
            <text:p>213.75</text:p>
          </table:table-cell>
          <table:table-cell office:value-type="float" office:value="-0.0438072439633639">
            <text:p>-0.043807244</text:p>
          </table:table-cell>
          <table:table-cell office:value-type="float" office:value="-0.0397655336969225">
            <text:p>-0.0397655337</text:p>
          </table:table-cell>
          <table:table-cell office:value-type="float" office:value="0.00682776464575481">
            <text:p>0.0068277646</text:p>
          </table:table-cell>
          <table:table-cell office:value-type="float" office:value="0.850436032390611">
            <text:p>0.8504360324</text:p>
          </table:table-cell>
          <table:table-cell office:value-type="float" office:value="0.863919975494365">
            <text:p>0.8639199755</text:p>
          </table:table-cell>
          <table:table-cell office:value-type="float" office:value="1.02398854826546">
            <text:p>1.0239885483</text:p>
          </table:table-cell>
          <table:table-cell office:value-type="float" office:value="-15.4735002196644">
            <text:p>-15.4735002197</text:p>
          </table:table-cell>
          <table:table-cell office:value-type="float" office:value="-17.0819358158293">
            <text:p>-17.0819358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182">
            <text:p>20182</text:p>
          </table:table-cell>
          <table:table-cell office:value-type="float" office:value="32755">
            <text:p>32755</text:p>
          </table:table-cell>
          <table:table-cell office:value-type="float" office:value="-313.75">
            <text:p>-313.75</text:p>
          </table:table-cell>
          <table:table-cell office:value-type="float" office:value="-1111.375">
            <text:p>-1111.375</text:p>
          </table:table-cell>
          <table:table-cell office:value-type="float" office:value="7.625">
            <text:p>7.625</text:p>
          </table:table-cell>
          <table:table-cell office:value-type="float" office:value="-0.0253126260588947">
            <text:p>-0.0253126261</text:p>
          </table:table-cell>
          <table:table-cell office:value-type="float" office:value="-0.0550676345258151">
            <text:p>-0.0550676345</text:p>
          </table:table-cell>
          <table:table-cell office:value-type="float" office:value="0.000232788887192795">
            <text:p>0.0002327889</text:p>
          </table:table-cell>
          <table:table-cell office:value-type="float" office:value="0.912661637708343">
            <text:p>0.9126616377</text:p>
          </table:table-cell>
          <table:table-cell office:value-type="float" office:value="0.813206870129294">
            <text:p>0.8132068701</text:p>
          </table:table-cell>
          <table:table-cell office:value-type="float" office:value="1.00081486731888">
            <text:p>1.0008148673</text:p>
          </table:table-cell>
          <table:table-cell office:value-type="float" office:value="-27.0354014339704">
            <text:p>-27.035401434</text:p>
          </table:table-cell>
          <table:table-cell office:value-type="float" office:value="-12.2373521176669">
            <text:p>-12.2373521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835">
            <text:p>12835</text:p>
          </table:table-cell>
          <table:table-cell office:value-type="float" office:value="19704">
            <text:p>19704</text:p>
          </table:table-cell>
          <table:table-cell office:value-type="float" office:value="33888">
            <text:p>33888</text:p>
          </table:table-cell>
          <table:table-cell office:value-type="float" office:value="-210.25">
            <text:p>-210.25</text:p>
          </table:table-cell>
          <table:table-cell office:value-type="float" office:value="-262.625">
            <text:p>-262.625</text:p>
          </table:table-cell>
          <table:table-cell office:value-type="float" office:value="-395.875">
            <text:p>-395.875</text:p>
          </table:table-cell>
          <table:table-cell office:value-type="float" office:value="-0.0163809894818855">
            <text:p>-0.0163809895</text:p>
          </table:table-cell>
          <table:table-cell office:value-type="float" office:value="-0.0133285119772635">
            <text:p>-0.013328512</text:p>
          </table:table-cell>
          <table:table-cell office:value-type="float" office:value="-0.0116818637865911">
            <text:p>-0.0116818638</text:p>
          </table:table-cell>
          <table:table-cell office:value-type="float" office:value="0.943192476973556">
            <text:p>0.943192477</text:p>
          </table:table-cell>
          <table:table-cell office:value-type="float" office:value="0.953698400573373">
            <text:p>0.9536984006</text:p>
          </table:table-cell>
          <table:table-cell office:value-type="float" office:value="0.959380949992327">
            <text:p>0.95938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088">
            <text:p>19088</text:p>
          </table:table-cell>
          <table:table-cell office:value-type="float" office:value="32966">
            <text:p>32966</text:p>
          </table:table-cell>
          <table:table-cell office:value-type="float" office:value="-774.25">
            <text:p>-774.25</text:p>
          </table:table-cell>
          <table:table-cell office:value-type="float" office:value="-495.25">
            <text:p>-495.25</text:p>
          </table:table-cell>
          <table:table-cell office:value-type="float" office:value="-838.875">
            <text:p>-838.875</text:p>
          </table:table-cell>
          <table:table-cell office:value-type="float" office:value="-0.0624294468634091">
            <text:p>-0.0624294469</text:p>
          </table:table-cell>
          <table:table-cell office:value-type="float" office:value="-0.0259456202849958">
            <text:p>-0.0259456203</text:p>
          </table:table-cell>
          <table:table-cell office:value-type="float" office:value="-0.0254466723290663">
            <text:p>-0.0254466723</text:p>
          </table:table-cell>
          <table:table-cell office:value-type="float" office:value="0.789135910215984">
            <text:p>0.7891359102</text:p>
          </table:table-cell>
          <table:table-cell office:value-type="float" office:value="0.910509752417982">
            <text:p>0.9105097524</text:p>
          </table:table-cell>
          <table:table-cell office:value-type="float" office:value="0.912205811788209">
            <text:p>0.9122058118</text:p>
          </table:table-cell>
          <table:table-cell office:value-type="float" office:value="-10.7525915098242">
            <text:p>-10.7525915098</text:p>
          </table:table-cell>
          <table:table-cell office:value-type="float" office:value="-26.3672908670086">
            <text:p>-26.367290867</text:p>
          </table:table-cell>
          <table:table-cell office:value-type="float" office:value="-26.8911447610562">
            <text:p>-26.89114476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35">
            <text:p>835</text:p>
          </table:table-cell>
          <table:table-cell office:value-type="float" office:value="11705">
            <text:p>11705</text:p>
          </table:table-cell>
          <table:table-cell office:value-type="float" office:value="17778">
            <text:p>17778</text:p>
          </table:table-cell>
          <table:table-cell office:value-type="float" office:value="29807">
            <text:p>29807</text:p>
          </table:table-cell>
          <table:table-cell office:value-type="float" office:value="-531.5">
            <text:p>-531.5</text:p>
          </table:table-cell>
          <table:table-cell office:value-type="float" office:value="-825.75">
            <text:p>-825.75</text:p>
          </table:table-cell>
          <table:table-cell office:value-type="float" office:value="-1364.375">
            <text:p>-1364.375</text:p>
          </table:table-cell>
          <table:table-cell office:value-type="float" office:value="-0.0454079453225117">
            <text:p>-0.0454079453</text:p>
          </table:table-cell>
          <table:table-cell office:value-type="float" office:value="-0.0464478569017887">
            <text:p>-0.0464478569</text:p>
          </table:table-cell>
          <table:table-cell office:value-type="float" office:value="-0.0457736437749522">
            <text:p>-0.0457736438</text:p>
          </table:table-cell>
          <table:table-cell office:value-type="float" office:value="0.845113479108097">
            <text:p>0.8451134791</text:p>
          </table:table-cell>
          <table:table-cell office:value-type="float" office:value="0.841661011528847">
            <text:p>0.8416610115</text:p>
          </table:table-cell>
          <table:table-cell office:value-type="float" office:value="0.843898890657962">
            <text:p>0.8438988907</text:p>
          </table:table-cell>
          <table:table-cell office:value-type="float" office:value="-14.9156298041006">
            <text:p>-14.9156298041</text:p>
          </table:table-cell>
          <table:table-cell office:value-type="float" office:value="-14.5738044022888">
            <text:p>-14.5738044023</text:p>
          </table:table-cell>
          <table:table-cell office:value-type="float" office:value="-14.7936522142883">
            <text:p>-14.793652214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836">
            <text:p>17836</text:p>
          </table:table-cell>
          <table:table-cell office:value-type="float" office:value="27496">
            <text:p>27496</text:p>
          </table:table-cell>
          <table:table-cell office:value-type="float" office:value="-302.75">
            <text:p>-302.75</text:p>
          </table:table-cell>
          <table:table-cell office:value-type="float" office:value="-121.5">
            <text:p>-121.5</text:p>
          </table:table-cell>
          <table:table-cell office:value-type="float" office:value="-1450">
            <text:p>-1450</text:p>
          </table:table-cell>
          <table:table-cell office:value-type="float" office:value="-0.0256350550381033">
            <text:p>-0.025635055</text:p>
          </table:table-cell>
          <table:table-cell office:value-type="float" office:value="-0.00681206548553487">
            <text:p>-0.0068120655</text:p>
          </table:table-cell>
          <table:table-cell office:value-type="float" office:value="-0.0527349432644748">
            <text:p>-0.0527349433</text:p>
          </table:table-cell>
          <table:table-cell office:value-type="float" office:value="0.911565333218379">
            <text:p>0.9115653332</text:p>
          </table:table-cell>
          <table:table-cell office:value-type="float" office:value="0.976248723103539">
            <text:p>0.9762487231</text:p>
          </table:table-cell>
          <table:table-cell office:value-type="float" office:value="0.820878408086908">
            <text:p>0.8208784081</text:p>
          </table:table-cell>
          <table:table-cell office:value-type="float" office:value="-26.6909625540263">
            <text:p>-26.690962554</text:p>
          </table:table-cell>
          <table:table-cell office:value-type="float" office:value="0">
            <text:p>0</text:p>
          </table:table-cell>
          <table:table-cell office:value-type="float" office:value="-12.7942798885965">
            <text:p>-12.794279888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135">
            <text:p>17135</text:p>
          </table:table-cell>
          <table:table-cell office:value-type="float" office:value="24800">
            <text:p>24800</text:p>
          </table:table-cell>
          <table:table-cell office:value-type="float" office:value="-199.375">
            <text:p>-199.375</text:p>
          </table:table-cell>
          <table:table-cell office:value-type="float" office:value="-102.5">
            <text:p>-102.5</text:p>
          </table:table-cell>
          <table:table-cell office:value-type="float" office:value="-1439.875">
            <text:p>-1439.875</text:p>
          </table:table-cell>
          <table:table-cell office:value-type="float" office:value="-0.0156864673485445">
            <text:p>-0.0156864673</text:p>
          </table:table-cell>
          <table:table-cell office:value-type="float" office:value="-0.00598190837467172">
            <text:p>-0.0059819084</text:p>
          </table:table-cell>
          <table:table-cell office:value-type="float" office:value="-0.0580594758064516">
            <text:p>-0.0580594758</text:p>
          </table:table-cell>
          <table:table-cell office:value-type="float" office:value="0.945579652185533">
            <text:p>0.9455796522</text:p>
          </table:table-cell>
          <table:table-cell office:value-type="float" office:value="0.979133455815143">
            <text:p>0.9791334558</text:p>
          </table:table-cell>
          <table:table-cell office:value-type="float" office:value="0.803398804030022">
            <text:p>0.80339880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840">
            <text:p>15840</text:p>
          </table:table-cell>
          <table:table-cell office:value-type="float" office:value="22440">
            <text:p>22440</text:p>
          </table:table-cell>
          <table:table-cell office:value-type="float" office:value="-48.875">
            <text:p>-48.875</text:p>
          </table:table-cell>
          <table:table-cell office:value-type="float" office:value="-1006.125">
            <text:p>-1006.125</text:p>
          </table:table-cell>
          <table:table-cell office:value-type="float" office:value="-123.375">
            <text:p>-123.375</text:p>
          </table:table-cell>
          <table:table-cell office:value-type="float" office:value="-0.00407563375583722">
            <text:p>-0.0040756338</text:p>
          </table:table-cell>
          <table:table-cell office:value-type="float" office:value="-0.0635179924242424">
            <text:p>-0.0635179924</text:p>
          </table:table-cell>
          <table:table-cell office:value-type="float" office:value="-0.00549799465240642">
            <text:p>-0.0054979947</text:p>
          </table:table-cell>
          <table:table-cell office:value-type="float" office:value="0.985767839003973">
            <text:p>0.985767839</text:p>
          </table:table-cell>
          <table:table-cell office:value-type="float" office:value="0.7855947158239">
            <text:p>0.7855947158</text:p>
          </table:table-cell>
          <table:table-cell office:value-type="float" office:value="0.980816265489165">
            <text:p>0.9808162655</text:p>
          </table:table-cell>
          <table:table-cell office:value-type="float" office:value="0">
            <text:p>0</text:p>
          </table:table-cell>
          <table:table-cell office:value-type="float" office:value="-10.5622476289372">
            <text:p>-10.5622476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544">
            <text:p>15544</text:p>
          </table:table-cell>
          <table:table-cell office:value-type="float" office:value="23931">
            <text:p>23931</text:p>
          </table:table-cell>
          <table:table-cell office:value-type="float" office:value="-543.75">
            <text:p>-543.75</text:p>
          </table:table-cell>
          <table:table-cell office:value-type="float" office:value="-107.125">
            <text:p>-107.125</text:p>
          </table:table-cell>
          <table:table-cell office:value-type="float" office:value="18.625">
            <text:p>18.625</text:p>
          </table:table-cell>
          <table:table-cell office:value-type="float" office:value="-0.0483935564257743">
            <text:p>-0.0483935564</text:p>
          </table:table-cell>
          <table:table-cell office:value-type="float" office:value="-0.00689172671127123">
            <text:p>-0.0068917267</text:p>
          </table:table-cell>
          <table:table-cell office:value-type="float" office:value="0.000778279219422506">
            <text:p>0.0007782792</text:p>
          </table:table-cell>
          <table:table-cell office:value-type="float" office:value="0.835212747664718">
            <text:p>0.8352127477</text:p>
          </table:table-cell>
          <table:table-cell office:value-type="float" office:value="0.975972048468794">
            <text:p>0.9759720485</text:p>
          </table:table-cell>
          <table:table-cell office:value-type="float" office:value="1.00272516447632">
            <text:p>1.0027251645</text:p>
          </table:table-cell>
          <table:table-cell office:value-type="float" office:value="-13.9736909048741">
            <text:p>-13.9736909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75">
            <text:p>1275</text:p>
          </table:table-cell>
          <table:table-cell office:value-type="float" office:value="11720">
            <text:p>11720</text:p>
          </table:table-cell>
          <table:table-cell office:value-type="float" office:value="15444">
            <text:p>15444</text:p>
          </table:table-cell>
          <table:table-cell office:value-type="float" office:value="24067">
            <text:p>24067</text:p>
          </table:table-cell>
          <table:table-cell office:value-type="float" office:value="-275.25">
            <text:p>-275.25</text:p>
          </table:table-cell>
          <table:table-cell office:value-type="float" office:value="-412.125">
            <text:p>-412.125</text:p>
          </table:table-cell>
          <table:table-cell office:value-type="float" office:value="-137">
            <text:p>-137</text:p>
          </table:table-cell>
          <table:table-cell office:value-type="float" office:value="-0.0234854948805461">
            <text:p>-0.0234854949</text:p>
          </table:table-cell>
          <table:table-cell office:value-type="float" office:value="-0.0266851204351204">
            <text:p>-0.0266851204</text:p>
          </table:table-cell>
          <table:table-cell office:value-type="float" office:value="-0.00569244193293722">
            <text:p>-0.0056924419</text:p>
          </table:table-cell>
          <table:table-cell office:value-type="float" office:value="0.918881842118866">
            <text:p>0.9188818421</text:p>
          </table:table-cell>
          <table:table-cell office:value-type="float" office:value="0.907997785956247">
            <text:p>0.907997786</text:p>
          </table:table-cell>
          <table:table-cell office:value-type="float" office:value="0.980139964869233">
            <text:p>0.9801399649</text:p>
          </table:table-cell>
          <table:table-cell office:value-type="float" office:value="-29.1658954660368">
            <text:p>-29.165895466</text:p>
          </table:table-cell>
          <table:table-cell office:value-type="float" office:value="-25.6269082129194">
            <text:p>-25.6269082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995">
            <text:p>15995</text:p>
          </table:table-cell>
          <table:table-cell office:value-type="float" office:value="22957">
            <text:p>22957</text:p>
          </table:table-cell>
          <table:table-cell office:value-type="float" office:value="-166.5">
            <text:p>-166.5</text:p>
          </table:table-cell>
          <table:table-cell office:value-type="float" office:value="-196.25">
            <text:p>-196.25</text:p>
          </table:table-cell>
          <table:table-cell office:value-type="float" office:value="-216.875">
            <text:p>-216.875</text:p>
          </table:table-cell>
          <table:table-cell office:value-type="float" office:value="-0.0140530047265361">
            <text:p>-0.0140530047</text:p>
          </table:table-cell>
          <table:table-cell office:value-type="float" office:value="-0.0122694592060019">
            <text:p>-0.0122694592</text:p>
          </table:table-cell>
          <table:table-cell office:value-type="float" office:value="-0.00944700962669338">
            <text:p>-0.0094470096</text:p>
          </table:table-cell>
          <table:table-cell office:value-type="float" office:value="0.951201557863138">
            <text:p>0.9512015579</text:p>
          </table:table-cell>
          <table:table-cell office:value-type="float" office:value="0.957351950452241">
            <text:p>0.9573519505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732">
            <text:p>11732</text:p>
          </table:table-cell>
          <table:table-cell office:value-type="float" office:value="15634">
            <text:p>15634</text:p>
          </table:table-cell>
          <table:table-cell office:value-type="float" office:value="22444">
            <text:p>22444</text:p>
          </table:table-cell>
          <table:table-cell office:value-type="float" office:value="-44.75">
            <text:p>-44.75</text:p>
          </table:table-cell>
          <table:table-cell office:value-type="float" office:value="-142.5">
            <text:p>-142.5</text:p>
          </table:table-cell>
          <table:table-cell office:value-type="float" office:value="-84.5">
            <text:p>-84.5</text:p>
          </table:table-cell>
          <table:table-cell office:value-type="float" office:value="-0.00381435390385271">
            <text:p>-0.0038143539</text:p>
          </table:table-cell>
          <table:table-cell office:value-type="float" office:value="-0.00911474990405526">
            <text:p>-0.0091147499</text:p>
          </table:table-cell>
          <table:table-cell office:value-type="float" office:value="-0.00376492603813937">
            <text:p>-0.003764926</text:p>
          </table:table-cell>
          <table:table-cell office:value-type="float" office:value="0.986678277956095">
            <text:p>0.986678278</text:p>
          </table:table-cell>
          <table:table-cell office:value-type="float" office:value="0.968261209520801">
            <text:p>0.9682612095</text:p>
          </table:table-cell>
          <table:table-cell office:value-type="float" office:value="0.986850541215935">
            <text:p>0.98685054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312">
            <text:p>16312</text:p>
          </table:table-cell>
          <table:table-cell office:value-type="float" office:value="22944">
            <text:p>22944</text:p>
          </table:table-cell>
          <table:table-cell office:value-type="float" office:value="-100">
            <text:p>-100</text:p>
          </table:table-cell>
          <table:table-cell office:value-type="float" office:value="-17.25">
            <text:p>-17.25</text:p>
          </table:table-cell>
          <table:table-cell office:value-type="float" office:value="66.25">
            <text:p>66.25</text:p>
          </table:table-cell>
          <table:table-cell office:value-type="float" office:value="-0.00875503414463316">
            <text:p>-0.0087550341</text:p>
          </table:table-cell>
          <table:table-cell office:value-type="float" office:value="-0.00105750367827366">
            <text:p>-0.0010575037</text:p>
          </table:table-cell>
          <table:table-cell office:value-type="float" office:value="0.00288746513249651">
            <text:p>0.0028874651</text:p>
          </table:table-cell>
          <table:table-cell office:value-type="float" office:value="0.969507615714616">
            <text:p>0.9695076157</text:p>
          </table:table-cell>
          <table:table-cell office:value-type="float" office:value="0.99630092902154">
            <text:p>0.996300929</text:p>
          </table:table-cell>
          <table:table-cell office:value-type="float" office:value="1.01012246937532">
            <text:p>1.01012246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525">
            <text:p>11525</text:p>
          </table:table-cell>
          <table:table-cell office:value-type="float" office:value="16288">
            <text:p>16288</text:p>
          </table:table-cell>
          <table:table-cell office:value-type="float" office:value="23206">
            <text:p>23206</text:p>
          </table:table-cell>
          <table:table-cell office:value-type="float" office:value="-128.875">
            <text:p>-128.875</text:p>
          </table:table-cell>
          <table:table-cell office:value-type="float" office:value="-26.625">
            <text:p>-26.625</text:p>
          </table:table-cell>
          <table:table-cell office:value-type="float" office:value="-180.25">
            <text:p>-180.25</text:p>
          </table:table-cell>
          <table:table-cell office:value-type="float" office:value="-0.0111822125813449">
            <text:p>-0.0111822126</text:p>
          </table:table-cell>
          <table:table-cell office:value-type="float" office:value="-0.00163463899803536">
            <text:p>-0.001634639</text:p>
          </table:table-cell>
          <table:table-cell office:value-type="float" office:value="-0.00776738774454882">
            <text:p>-0.0077673877</text:p>
          </table:table-cell>
          <table:table-cell office:value-type="float" office:value="0.961107338046593">
            <text:p>0.961107338</text:p>
          </table:table-cell>
          <table:table-cell office:value-type="float" office:value="0.994284000714398">
            <text:p>0.9942840007</text:p>
          </table:table-cell>
          <table:table-cell office:value-type="float" office:value="0.972932394226332">
            <text:p>0.97293239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524">
            <text:p>11524</text:p>
          </table:table-cell>
          <table:table-cell office:value-type="float" office:value="15468">
            <text:p>15468</text:p>
          </table:table-cell>
          <table:table-cell office:value-type="float" office:value="21998">
            <text:p>21998</text:p>
          </table:table-cell>
          <table:table-cell office:value-type="float" office:value="-160.875">
            <text:p>-160.875</text:p>
          </table:table-cell>
          <table:table-cell office:value-type="float" office:value="-14.75">
            <text:p>-14.75</text:p>
          </table:table-cell>
          <table:table-cell office:value-type="float" office:value="-253.25">
            <text:p>-253.25</text:p>
          </table:table-cell>
          <table:table-cell office:value-type="float" office:value="-0.013959996528983">
            <text:p>-0.0139599965</text:p>
          </table:table-cell>
          <table:table-cell office:value-type="float" office:value="-0.000953581587794156">
            <text:p>-0.0009535816</text:p>
          </table:table-cell>
          <table:table-cell office:value-type="float" office:value="-0.0115124102191108">
            <text:p>-0.0115124102</text:p>
          </table:table-cell>
          <table:table-cell office:value-type="float" office:value="0.951521979894614">
            <text:p>0.9515219799</text:p>
          </table:table-cell>
          <table:table-cell office:value-type="float" office:value="0.996664246705696">
            <text:p>0.9966642467</text:p>
          </table:table-cell>
          <table:table-cell office:value-type="float" office:value="0.959966333987656">
            <text:p>0.95996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473">
            <text:p>11473</text:p>
          </table:table-cell>
          <table:table-cell office:value-type="float" office:value="15397">
            <text:p>15397</text:p>
          </table:table-cell>
          <table:table-cell office:value-type="float" office:value="21597">
            <text:p>21597</text:p>
          </table:table-cell>
          <table:table-cell office:value-type="float" office:value="-83.75">
            <text:p>-83.75</text:p>
          </table:table-cell>
          <table:table-cell office:value-type="float" office:value="-71.25">
            <text:p>-71.25</text:p>
          </table:table-cell>
          <table:table-cell office:value-type="float" office:value="-40.125">
            <text:p>-40.125</text:p>
          </table:table-cell>
          <table:table-cell office:value-type="float" office:value="-0.00729974723263314">
            <text:p>-0.0072997472</text:p>
          </table:table-cell>
          <table:table-cell office:value-type="float" office:value="-0.00462752484250179">
            <text:p>-0.0046275248</text:p>
          </table:table-cell>
          <table:table-cell office:value-type="float" office:value="-0.00185789693012918">
            <text:p>-0.0018578969</text:p>
          </table:table-cell>
          <table:table-cell office:value-type="float" office:value="0.974555325852718">
            <text:p>0.9745553259</text:p>
          </table:table-cell>
          <table:table-cell office:value-type="float" office:value="0.983845634464133">
            <text:p>0.9838456345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4990">
            <text:p>14990</text:p>
          </table:table-cell>
          <table:table-cell office:value-type="float" office:value="22406">
            <text:p>22406</text:p>
          </table:table-cell>
          <table:table-cell office:value-type="float" office:value="-61.75">
            <text:p>-61.75</text:p>
          </table:table-cell>
          <table:table-cell office:value-type="float" office:value="-353.75">
            <text:p>-353.75</text:p>
          </table:table-cell>
          <table:table-cell office:value-type="float" office:value="-161.625">
            <text:p>-161.625</text:p>
          </table:table-cell>
          <table:table-cell office:value-type="float" office:value="-0.00553414590428392">
            <text:p>-0.0055341459</text:p>
          </table:table-cell>
          <table:table-cell office:value-type="float" office:value="-0.0235990660440294">
            <text:p>-0.023599066</text:p>
          </table:table-cell>
          <table:table-cell office:value-type="float" office:value="-0.00721346960635544">
            <text:p>-0.0072134696</text:p>
          </table:table-cell>
          <table:table-cell office:value-type="float" office:value="0.980690517805951">
            <text:p>0.9806905178</text:p>
          </table:table-cell>
          <table:table-cell office:value-type="float" office:value="0.918494824045472">
            <text:p>0.918494824</text:p>
          </table:table-cell>
          <table:table-cell office:value-type="float" office:value="0.974854843299529">
            <text:p>0.9748548433</text:p>
          </table:table-cell>
          <table:table-cell office:value-type="float" office:value="0">
            <text:p>0</text:p>
          </table:table-cell>
          <table:table-cell office:value-type="float" office:value="-29.0238525611593">
            <text:p>-29.0238525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5086">
            <text:p>15086</text:p>
          </table:table-cell>
          <table:table-cell office:value-type="float" office:value="22140">
            <text:p>22140</text:p>
          </table:table-cell>
          <table:table-cell office:value-type="float" office:value="-92.875">
            <text:p>-92.875</text:p>
          </table:table-cell>
          <table:table-cell office:value-type="float" office:value="-161.25">
            <text:p>-161.25</text:p>
          </table:table-cell>
          <table:table-cell office:value-type="float" office:value="-63">
            <text:p>-63</text:p>
          </table:table-cell>
          <table:table-cell office:value-type="float" office:value="-0.00842021758839529">
            <text:p>-0.0084202176</text:p>
          </table:table-cell>
          <table:table-cell office:value-type="float" office:value="-0.0106887180167042">
            <text:p>-0.010688718</text:p>
          </table:table-cell>
          <table:table-cell office:value-type="float" office:value="-0.00284552845528455">
            <text:p>-0.0028455285</text:p>
          </table:table-cell>
          <table:table-cell office:value-type="float" office:value="0.970668202566519">
            <text:p>0.9706682026</text:p>
          </table:table-cell>
          <table:table-cell office:value-type="float" office:value="0.962813414379503">
            <text:p>0.9628134144</text:p>
          </table:table-cell>
          <table:table-cell office:value-type="float" office:value="0.990056520589596">
            <text:p>0.99005652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1305">
            <text:p>11305</text:p>
          </table:table-cell>
          <table:table-cell office:value-type="float" office:value="14924">
            <text:p>14924</text:p>
          </table:table-cell>
          <table:table-cell office:value-type="float" office:value="21313">
            <text:p>21313</text:p>
          </table:table-cell>
          <table:table-cell office:value-type="float" office:value="-102.125">
            <text:p>-102.125</text:p>
          </table:table-cell>
          <table:table-cell office:value-type="float" office:value="-30.375">
            <text:p>-30.375</text:p>
          </table:table-cell>
          <table:table-cell office:value-type="float" office:value="-886.875">
            <text:p>-886.875</text:p>
          </table:table-cell>
          <table:table-cell office:value-type="float" office:value="-0.00903361344537815">
            <text:p>-0.0090336134</text:p>
          </table:table-cell>
          <table:table-cell office:value-type="float" office:value="-0.00203531224872688">
            <text:p>-0.0020353122</text:p>
          </table:table-cell>
          <table:table-cell office:value-type="float" office:value="-0.0416119269929151">
            <text:p>-0.041611927</text:p>
          </table:table-cell>
          <table:table-cell office:value-type="float" office:value="0.968542301038062">
            <text:p>0.968542301</text:p>
          </table:table-cell>
          <table:table-cell office:value-type="float" office:value="0.992884526421518">
            <text:p>0.9928845264</text:p>
          </table:table-cell>
          <table:table-cell office:value-type="float" office:value="0.857752098362202">
            <text:p>0.8577520984</text:p>
          </table:table-cell>
          <table:table-cell table:number-columns-repeated="2" office:value-type="float" office:value="0">
            <text:p>0</text:p>
          </table:table-cell>
          <table:table-cell office:value-type="float" office:value="-16.3083874930923">
            <text:p>-16.308387493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5272">
            <text:p>15272</text:p>
          </table:table-cell>
          <table:table-cell office:value-type="float" office:value="22003">
            <text:p>22003</text:p>
          </table:table-cell>
          <table:table-cell office:value-type="float" office:value="5.625">
            <text:p>5.625</text:p>
          </table:table-cell>
          <table:table-cell office:value-type="float" office:value="-668">
            <text:p>-668</text:p>
          </table:table-cell>
          <table:table-cell office:value-type="float" office:value="-872">
            <text:p>-872</text:p>
          </table:table-cell>
          <table:table-cell office:value-type="float" office:value="0.000503941945887834">
            <text:p>0.0005039419</text:p>
          </table:table-cell>
          <table:table-cell office:value-type="float" office:value="-0.0437401781037192">
            <text:p>-0.0437401781</text:p>
          </table:table-cell>
          <table:table-cell office:value-type="float" office:value="-0.0396309594146253">
            <text:p>-0.0396309594</text:p>
          </table:table-cell>
          <table:table-cell office:value-type="float" office:value="1.00176429456728">
            <text:p>1.0017642946</text:p>
          </table:table-cell>
          <table:table-cell office:value-type="float" office:value="0.850659254870851">
            <text:p>0.8506592549</text:p>
          </table:table-cell>
          <table:table-cell office:value-type="float" office:value="0.864370043419294">
            <text:p>0.8643700434</text:p>
          </table:table-cell>
          <table:table-cell office:value-type="float" office:value="0">
            <text:p>0</text:p>
          </table:table-cell>
          <table:table-cell office:value-type="float" office:value="-15.4977648113085">
            <text:p>-15.4977648113</text:p>
          </table:table-cell>
          <table:table-cell office:value-type="float" office:value="-17.1411336088571">
            <text:p>-17.141133608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358">
            <text:p>10358</text:p>
          </table:table-cell>
          <table:table-cell office:value-type="float" office:value="14438">
            <text:p>14438</text:p>
          </table:table-cell>
          <table:table-cell office:value-type="float" office:value="22047">
            <text:p>22047</text:p>
          </table:table-cell>
          <table:table-cell office:value-type="float" office:value="-542.25">
            <text:p>-542.25</text:p>
          </table:table-cell>
          <table:table-cell office:value-type="float" office:value="-371.375">
            <text:p>-371.375</text:p>
          </table:table-cell>
          <table:table-cell office:value-type="float" office:value="-123.5">
            <text:p>-123.5</text:p>
          </table:table-cell>
          <table:table-cell office:value-type="float" office:value="-0.0523508399304885">
            <text:p>-0.0523508399</text:p>
          </table:table-cell>
          <table:table-cell office:value-type="float" office:value="-0.0257220529159163">
            <text:p>-0.0257220529</text:p>
          </table:table-cell>
          <table:table-cell office:value-type="float" office:value="-0.00560166916133714">
            <text:p>-0.0056016692</text:p>
          </table:table-cell>
          <table:table-cell office:value-type="float" office:value="0.822143656708488">
            <text:p>0.8221436567</text:p>
          </table:table-cell>
          <table:table-cell office:value-type="float" office:value="0.911269597846463">
            <text:p>0.9112695978</text:p>
          </table:table-cell>
          <table:table-cell office:value-type="float" office:value="0.98045566018221">
            <text:p>0.9804556602</text:p>
          </table:table-cell>
          <table:table-cell office:value-type="float" office:value="-12.8907420141086">
            <text:p>-12.8907420141</text:p>
          </table:table-cell>
          <table:table-cell office:value-type="float" office:value="-26.5995051795459">
            <text:p>-26.5995051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9293">
            <text:p>9293</text:p>
          </table:table-cell>
          <table:table-cell office:value-type="float" office:value="14512">
            <text:p>14512</text:p>
          </table:table-cell>
          <table:table-cell office:value-type="float" office:value="21500">
            <text:p>21500</text:p>
          </table:table-cell>
          <table:table-cell office:value-type="float" office:value="-711.5">
            <text:p>-711.5</text:p>
          </table:table-cell>
          <table:table-cell office:value-type="float" office:value="-519.125">
            <text:p>-519.125</text:p>
          </table:table-cell>
          <table:table-cell office:value-type="float" office:value="-1">
            <text:p>-1</text:p>
          </table:table-cell>
          <table:table-cell office:value-type="float" office:value="-0.076563004411923">
            <text:p>-0.0765630044</text:p>
          </table:table-cell>
          <table:table-cell office:value-type="float" office:value="-0.0357721196251378">
            <text:p>-0.0357721196</text:p>
          </table:table-cell>
          <table:table-cell table:style-name="ce17" office:value-type="float" office:value="-0.0000465116279069767">
            <text:p>-4.65E-005</text:p>
          </table:table-cell>
          <table:table-cell office:value-type="float" office:value="0.743518796101647">
            <text:p>0.7435187961</text:p>
          </table:table-cell>
          <table:table-cell office:value-type="float" office:value="0.877305684615269">
            <text:p>0.8773056846</text:p>
          </table:table-cell>
          <table:table-cell office:value-type="float" office:value="0.999837213542455">
            <text:p>0.9998372135</text:p>
          </table:table-cell>
          <table:table-cell office:value-type="float" office:value="-8.702117260022">
            <text:p>-8.70211726</text:p>
          </table:table-cell>
          <table:table-cell office:value-type="float" office:value="-19.0280656502752">
            <text:p>-19.0280656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7837">
            <text:p>7837</text:p>
          </table:table-cell>
          <table:table-cell office:value-type="float" office:value="14105">
            <text:p>14105</text:p>
          </table:table-cell>
          <table:table-cell office:value-type="float" office:value="20802">
            <text:p>20802</text:p>
          </table:table-cell>
          <table:table-cell office:value-type="float" office:value="-837.75">
            <text:p>-837.75</text:p>
          </table:table-cell>
          <table:table-cell office:value-type="float" office:value="-1169">
            <text:p>-1169</text:p>
          </table:table-cell>
          <table:table-cell office:value-type="float" office:value="-784.125">
            <text:p>-784.125</text:p>
          </table:table-cell>
          <table:table-cell office:value-type="float" office:value="-0.106896771723874">
            <text:p>-0.1068967717</text:p>
          </table:table-cell>
          <table:table-cell office:value-type="float" office:value="-0.08287841191067">
            <text:p>-0.0828784119</text:p>
          </table:table-cell>
          <table:table-cell office:value-type="float" office:value="-0.0376946928179983">
            <text:p>-0.0376946928</text:p>
          </table:table-cell>
          <table:table-cell office:value-type="float" office:value="0.648258061784214">
            <text:p>0.6482580618</text:p>
          </table:table-cell>
          <table:table-cell office:value-type="float" office:value="0.723388467387891">
            <text:p>0.7233884674</text:p>
          </table:table-cell>
          <table:table-cell office:value-type="float" office:value="0.870853519275627">
            <text:p>0.8708535193</text:p>
          </table:table-cell>
          <table:table-cell office:value-type="float" office:value="-6.13116432795602">
            <text:p>-6.131164328</text:p>
          </table:table-cell>
          <table:table-cell office:value-type="float" office:value="-8.01185228565431">
            <text:p>-8.0118522857</text:p>
          </table:table-cell>
          <table:table-cell office:value-type="float" office:value="-18.0396625111314">
            <text:p>-18.039662511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6715">
            <text:p>6715</text:p>
          </table:table-cell>
          <table:table-cell office:value-type="float" office:value="13148">
            <text:p>13148</text:p>
          </table:table-cell>
          <table:table-cell office:value-type="float" office:value="21621">
            <text:p>21621</text:p>
          </table:table-cell>
          <table:table-cell office:value-type="float" office:value="-618.5">
            <text:p>-618.5</text:p>
          </table:table-cell>
          <table:table-cell office:value-type="float" office:value="-245.875">
            <text:p>-245.875</text:p>
          </table:table-cell>
          <table:table-cell office:value-type="float" office:value="-579.875">
            <text:p>-579.875</text:p>
          </table:table-cell>
          <table:table-cell office:value-type="float" office:value="-0.0921072226358898">
            <text:p>-0.0921072226</text:p>
          </table:table-cell>
          <table:table-cell office:value-type="float" office:value="-0.0187005628232431">
            <text:p>-0.0187005628</text:p>
          </table:table-cell>
          <table:table-cell office:value-type="float" office:value="-0.0268199898247075">
            <text:p>-0.0268199898</text:p>
          </table:table-cell>
          <table:table-cell office:value-type="float" office:value="0.694252852079313">
            <text:p>0.6942528521</text:p>
          </table:table-cell>
          <table:table-cell office:value-type="float" office:value="0.935233463776465">
            <text:p>0.9352334638</text:p>
          </table:table-cell>
          <table:table-cell office:value-type="float" office:value="0.907539886847751">
            <text:p>0.9075398868</text:p>
          </table:table-cell>
          <table:table-cell office:value-type="float" office:value="-7.17328363025557">
            <text:p>-7.1732836303</text:p>
          </table:table-cell>
          <table:table-cell office:value-type="float" office:value="0">
            <text:p>0</text:p>
          </table:table-cell>
          <table:table-cell office:value-type="float" office:value="-25.496279788368">
            <text:p>-25.49627978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6273">
            <text:p>6273</text:p>
          </table:table-cell>
          <table:table-cell office:value-type="float" office:value="12642">
            <text:p>12642</text:p>
          </table:table-cell>
          <table:table-cell office:value-type="float" office:value="19633">
            <text:p>19633</text:p>
          </table:table-cell>
          <table:table-cell office:value-type="float" office:value="-256">
            <text:p>-256</text:p>
          </table:table-cell>
          <table:table-cell office:value-type="float" office:value="-231.875">
            <text:p>-231.875</text:p>
          </table:table-cell>
          <table:table-cell office:value-type="float" office:value="-560.375">
            <text:p>-560.375</text:p>
          </table:table-cell>
          <table:table-cell office:value-type="float" office:value="-0.0408098198629045">
            <text:p>-0.0408098199</text:p>
          </table:table-cell>
          <table:table-cell office:value-type="float" office:value="-0.0183416389811739">
            <text:p>-0.018341639</text:p>
          </table:table-cell>
          <table:table-cell office:value-type="float" office:value="-0.0285425049661285">
            <text:p>-0.028542505</text:p>
          </table:table-cell>
          <table:table-cell office:value-type="float" office:value="0.86042989561843">
            <text:p>0.8604298956</text:p>
          </table:table-cell>
          <table:table-cell office:value-type="float" office:value="0.936463638378102">
            <text:p>0.9364636384</text:p>
          </table:table-cell>
          <table:table-cell office:value-type="float" office:value="0.901697994814444">
            <text:p>0.9016979948</text:p>
          </table:table-cell>
          <table:table-cell office:value-type="float" office:value="-16.6358332917432">
            <text:p>-16.6358332917</text:p>
          </table:table-cell>
          <table:table-cell office:value-type="float" office:value="0">
            <text:p>0</text:p>
          </table:table-cell>
          <table:table-cell office:value-type="float" office:value="-23.9364891602586">
            <text:p>-23.936489160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5760">
            <text:p>5760</text:p>
          </table:table-cell>
          <table:table-cell office:value-type="float" office:value="11731">
            <text:p>11731</text:p>
          </table:table-cell>
          <table:table-cell office:value-type="float" office:value="19836">
            <text:p>19836</text:p>
          </table:table-cell>
          <table:table-cell office:value-type="float" office:value="-236.375">
            <text:p>-236.375</text:p>
          </table:table-cell>
          <table:table-cell office:value-type="float" office:value="-355.75">
            <text:p>-355.75</text:p>
          </table:table-cell>
          <table:table-cell office:value-type="float" office:value="-263.625">
            <text:p>-263.625</text:p>
          </table:table-cell>
          <table:table-cell office:value-type="float" office:value="-0.0410373263888889">
            <text:p>-0.0410373264</text:p>
          </table:table-cell>
          <table:table-cell office:value-type="float" office:value="-0.0303256329383684">
            <text:p>-0.0303256329</text:p>
          </table:table-cell>
          <table:table-cell office:value-type="float" office:value="-0.0132902298850575">
            <text:p>-0.0132902299</text:p>
          </table:table-cell>
          <table:table-cell office:value-type="float" office:value="0.859670119466899">
            <text:p>0.8596701195</text:p>
          </table:table-cell>
          <table:table-cell office:value-type="float" office:value="0.895662786981411">
            <text:p>0.895662787</text:p>
          </table:table-cell>
          <table:table-cell office:value-type="float" office:value="0.953830390614678">
            <text:p>0.9538303906</text:p>
          </table:table-cell>
          <table:table-cell office:value-type="float" office:value="-16.54165761057">
            <text:p>-16.5416576106</text:p>
          </table:table-cell>
          <table:table-cell office:value-type="float" office:value="-22.508456013768">
            <text:p>-22.5084560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5776">
            <text:p>5776</text:p>
          </table:table-cell>
          <table:table-cell office:value-type="float" office:value="11742">
            <text:p>11742</text:p>
          </table:table-cell>
          <table:table-cell office:value-type="float" office:value="21318">
            <text:p>21318</text:p>
          </table:table-cell>
          <table:table-cell office:value-type="float" office:value="-248">
            <text:p>-248</text:p>
          </table:table-cell>
          <table:table-cell office:value-type="float" office:value="-465.875">
            <text:p>-465.875</text:p>
          </table:table-cell>
          <table:table-cell office:value-type="float" office:value="76">
            <text:p>76</text:p>
          </table:table-cell>
          <table:table-cell office:value-type="float" office:value="-0.0429362880886427">
            <text:p>-0.0429362881</text:p>
          </table:table-cell>
          <table:table-cell office:value-type="float" office:value="-0.0396759495826946">
            <text:p>-0.0396759496</text:p>
          </table:table-cell>
          <table:table-cell office:value-type="float" office:value="0.0035650623885918">
            <text:p>0.0035650624</text:p>
          </table:table-cell>
          <table:table-cell office:value-type="float" office:value="0.853336300366019">
            <text:p>0.8533363004</text:p>
          </table:table-cell>
          <table:table-cell office:value-type="float" office:value="0.864219571172134">
            <text:p>0.8642195712</text:p>
          </table:table-cell>
          <table:table-cell office:value-type="float" office:value="1.01250262931295">
            <text:p>1.0125026293</text:p>
          </table:table-cell>
          <table:table-cell office:value-type="float" office:value="-15.7945130069856">
            <text:p>-15.794513007</text:p>
          </table:table-cell>
          <table:table-cell office:value-type="float" office:value="-17.1212982341785">
            <text:p>-17.1212982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6240">
            <text:p>6240</text:p>
          </table:table-cell>
          <table:table-cell office:value-type="float" office:value="12084">
            <text:p>12084</text:p>
          </table:table-cell>
          <table:table-cell office:value-type="float" office:value="21055">
            <text:p>21055</text:p>
          </table:table-cell>
          <table:table-cell office:value-type="float" office:value="-200">
            <text:p>-200</text:p>
          </table:table-cell>
          <table:table-cell office:value-type="float" office:value="-51">
            <text:p>-51</text:p>
          </table:table-cell>
          <table:table-cell office:value-type="float" office:value="-970.75">
            <text:p>-970.75</text:p>
          </table:table-cell>
          <table:table-cell office:value-type="float" office:value="-0.032051282051282">
            <text:p>-0.0320512821</text:p>
          </table:table-cell>
          <table:table-cell office:value-type="float" office:value="-0.00422045680238332">
            <text:p>-0.0042204568</text:p>
          </table:table-cell>
          <table:table-cell office:value-type="float" office:value="-0.0461054381382094">
            <text:p>-0.0461054381</text:p>
          </table:table-cell>
          <table:table-cell office:value-type="float" office:value="0.889833990795529">
            <text:p>0.8898339908</text:p>
          </table:table-cell>
          <table:table-cell office:value-type="float" office:value="0.985263313212675">
            <text:p>0.9852633132</text:p>
          </table:table-cell>
          <table:table-cell office:value-type="float" office:value="0.842797360911063">
            <text:p>0.8427973609</text:p>
          </table:table-cell>
          <table:table-cell office:value-type="float" office:value="-21.2777368030794">
            <text:p>-21.2777368031</text:p>
          </table:table-cell>
          <table:table-cell office:value-type="float" office:value="0">
            <text:p>0</text:p>
          </table:table-cell>
          <table:table-cell office:value-type="float" office:value="-14.6846571415066">
            <text:p>-14.684657141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6864">
            <text:p>6864</text:p>
          </table:table-cell>
          <table:table-cell office:value-type="float" office:value="11592">
            <text:p>11592</text:p>
          </table:table-cell>
          <table:table-cell office:value-type="float" office:value="20880">
            <text:p>20880</text:p>
          </table:table-cell>
          <table:table-cell office:value-type="float" office:value="-372.75">
            <text:p>-372.75</text:p>
          </table:table-cell>
          <table:table-cell office:value-type="float" office:value="-397.25">
            <text:p>-397.25</text:p>
          </table:table-cell>
          <table:table-cell office:value-type="float" office:value="-400.375">
            <text:p>-400.375</text:p>
          </table:table-cell>
          <table:table-cell office:value-type="float" office:value="-0.0543050699300699">
            <text:p>-0.0543050699</text:p>
          </table:table-cell>
          <table:table-cell office:value-type="float" office:value="-0.0342693236714976">
            <text:p>-0.0342693237</text:p>
          </table:table-cell>
          <table:table-cell office:value-type="float" office:value="-0.0191750478927203">
            <text:p>-0.0191750479</text:p>
          </table:table-cell>
          <table:table-cell office:value-type="float" office:value="0.81571237486017">
            <text:p>0.8157123749</text:p>
          </table:table-cell>
          <table:table-cell office:value-type="float" office:value="0.882359164777766">
            <text:p>0.8823591648</text:p>
          </table:table-cell>
          <table:table-cell office:value-type="float" office:value="0.933607990000388">
            <text:p>0.93360799</text:p>
          </table:table-cell>
          <table:table-cell office:value-type="float" office:value="-12.4141510981231">
            <text:p>-12.4141510981</text:p>
          </table:table-cell>
          <table:table-cell office:value-type="float" office:value="-19.8778744841923">
            <text:p>-19.8778744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5760">
            <text:p>5760</text:p>
          </table:table-cell>
          <table:table-cell office:value-type="float" office:value="11154">
            <text:p>11154</text:p>
          </table:table-cell>
          <table:table-cell office:value-type="float" office:value="22440">
            <text:p>22440</text:p>
          </table:table-cell>
          <table:table-cell office:value-type="float" office:value="-236.375">
            <text:p>-236.375</text:p>
          </table:table-cell>
          <table:table-cell office:value-type="float" office:value="-400.875">
            <text:p>-400.875</text:p>
          </table:table-cell>
          <table:table-cell office:value-type="float" office:value="-154.75">
            <text:p>-154.75</text:p>
          </table:table-cell>
          <table:table-cell office:value-type="float" office:value="-0.0410373263888889">
            <text:p>-0.0410373264</text:p>
          </table:table-cell>
          <table:table-cell office:value-type="float" office:value="-0.0359400215169446">
            <text:p>-0.0359400215</text:p>
          </table:table-cell>
          <table:table-cell office:value-type="float" office:value="-0.00689616755793226">
            <text:p>-0.0068961676</text:p>
          </table:table-cell>
          <table:table-cell office:value-type="float" office:value="0.859670119466899">
            <text:p>0.8596701195</text:p>
          </table:table-cell>
          <table:table-cell office:value-type="float" office:value="0.876741627578105">
            <text:p>0.8767416276</text:p>
          </table:table-cell>
          <table:table-cell office:value-type="float" office:value="0.975956625516132">
            <text:p>0.9759566255</text:p>
          </table:table-cell>
          <table:table-cell office:value-type="float" office:value="-16.54165761057">
            <text:p>-16.5416576106</text:p>
          </table:table-cell>
          <table:table-cell office:value-type="float" office:value="-18.9375327784235">
            <text:p>-18.9375327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5776">
            <text:p>5776</text:p>
          </table:table-cell>
          <table:table-cell office:value-type="float" office:value="9882">
            <text:p>9882</text:p>
          </table:table-cell>
          <table:table-cell office:value-type="float" office:value="19760">
            <text:p>19760</text:p>
          </table:table-cell>
          <table:table-cell office:value-type="float" office:value="-248">
            <text:p>-248</text:p>
          </table:table-cell>
          <table:table-cell office:value-type="float" office:value="-326.25">
            <text:p>-326.25</text:p>
          </table:table-cell>
          <table:table-cell office:value-type="float" office:value="220">
            <text:p>220</text:p>
          </table:table-cell>
          <table:table-cell office:value-type="float" office:value="-0.0429362880886427">
            <text:p>-0.0429362881</text:p>
          </table:table-cell>
          <table:table-cell office:value-type="float" office:value="-0.0330145719489982">
            <text:p>-0.0330145719</text:p>
          </table:table-cell>
          <table:table-cell office:value-type="float" office:value="0.0111336032388664">
            <text:p>0.0111336032</text:p>
          </table:table-cell>
          <table:table-cell office:value-type="float" office:value="0.853336300366019">
            <text:p>0.8533363004</text:p>
          </table:table-cell>
          <table:table-cell office:value-type="float" office:value="0.886585323622019">
            <text:p>0.8865853236</text:p>
          </table:table-cell>
          <table:table-cell office:value-type="float" office:value="1.03921056729335">
            <text:p>1.0392105673</text:p>
          </table:table-cell>
          <table:table-cell office:value-type="float" office:value="-15.7945130069856">
            <text:p>-15.794513007</text:p>
          </table:table-cell>
          <table:table-cell office:value-type="float" office:value="-20.6466763427733">
            <text:p>-20.6466763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910">
            <text:p>5910</text:p>
          </table:table-cell>
          <table:table-cell office:value-type="float" office:value="9438">
            <text:p>9438</text:p>
          </table:table-cell>
          <table:table-cell office:value-type="float" office:value="17160">
            <text:p>17160</text:p>
          </table:table-cell>
          <table:table-cell office:value-type="float" office:value="-756.25">
            <text:p>-756.25</text:p>
          </table:table-cell>
          <table:table-cell office:value-type="float" office:value="19.25">
            <text:p>19.25</text:p>
          </table:table-cell>
          <table:table-cell office:value-type="float" office:value="35">
            <text:p>35</text:p>
          </table:table-cell>
          <table:table-cell office:value-type="float" office:value="-0.127961082910321">
            <text:p>-0.1279610829</text:p>
          </table:table-cell>
          <table:table-cell table:number-columns-repeated="2" office:value-type="float" office:value="0.00203962703962704">
            <text:p>0.002039627</text:p>
          </table:table-cell>
          <table:table-cell office:value-type="float" office:value="0.584229325743456">
            <text:p>0.5842293257</text:p>
          </table:table-cell>
          <table:table-cell table:number-columns-repeated="2" office:value-type="float" office:value="1.00714684839248">
            <text:p>1.0071468484</text:p>
          </table:table-cell>
          <table:table-cell office:value-type="float" office:value="-5.06237928837367">
            <text:p>-5.06237928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5">
            <text:p>345</text:p>
          </table:table-cell>
          <table:table-cell office:value-type="float" office:value="5160">
            <text:p>5160</text:p>
          </table:table-cell>
          <table:table-cell office:value-type="float" office:value="9220">
            <text:p>9220</text:p>
          </table:table-cell>
          <table:table-cell office:value-type="float" office:value="17518">
            <text:p>17518</text:p>
          </table:table-cell>
          <table:table-cell office:value-type="float" office:value="-573.5">
            <text:p>-573.5</text:p>
          </table:table-cell>
          <table:table-cell office:value-type="float" office:value="-212.5">
            <text:p>-212.5</text:p>
          </table:table-cell>
          <table:table-cell office:value-type="float" office:value="-403.75">
            <text:p>-403.75</text:p>
          </table:table-cell>
          <table:table-cell office:value-type="float" office:value="-0.111143410852713">
            <text:p>-0.1111434109</text:p>
          </table:table-cell>
          <table:table-cell table:number-columns-repeated="2" office:value-type="float" office:value="-0.0230477223427332">
            <text:p>-0.0230477223</text:p>
          </table:table-cell>
          <table:table-cell office:value-type="float" office:value="0.635209663256415">
            <text:p>0.6352096633</text:p>
          </table:table-cell>
          <table:table-cell table:number-columns-repeated="2" office:value-type="float" office:value="0.920374118910602">
            <text:p>0.9203741189</text:p>
          </table:table-cell>
          <table:table-cell office:value-type="float" office:value="-5.88313415541615">
            <text:p>-5.8831341554</text:p>
          </table:table-cell>
          <table:table-cell table:number-columns-repeated="2"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6">
            <text:p>346</text:p>
          </table:table-cell>
          <table:table-cell office:value-type="float" office:value="4350">
            <text:p>4350</text:p>
          </table:table-cell>
          <table:table-cell office:value-type="float" office:value="9025">
            <text:p>9025</text:p>
          </table:table-cell>
          <table:table-cell office:value-type="float" office:value="17936">
            <text:p>17936</text:p>
          </table:table-cell>
          <table:table-cell office:value-type="float" office:value="-470.875">
            <text:p>-470.875</text:p>
          </table:table-cell>
          <table:table-cell office:value-type="float" office:value="-608.125">
            <text:p>-608.125</text:p>
          </table:table-cell>
          <table:table-cell office:value-type="float" office:value="-332.5">
            <text:p>-332.5</text:p>
          </table:table-cell>
          <table:table-cell office:value-type="float" office:value="-0.108247126436782">
            <text:p>-0.1082471264</text:p>
          </table:table-cell>
          <table:table-cell office:value-type="float" office:value="-0.067382271468144">
            <text:p>-0.0673822715</text:p>
          </table:table-cell>
          <table:table-cell office:value-type="float" office:value="-0.0185381355932203">
            <text:p>-0.0185381356</text:p>
          </table:table-cell>
          <table:table-cell office:value-type="float" office:value="0.644101240619633">
            <text:p>0.6441012406</text:p>
          </table:table-cell>
          <table:table-cell office:value-type="float" office:value="0.773061176057581">
            <text:p>0.7730611761</text:p>
          </table:table-cell>
          <table:table-cell office:value-type="float" office:value="0.935790103867423">
            <text:p>0.9357901039</text:p>
          </table:table-cell>
          <table:table-cell office:value-type="float" office:value="-6.05018744416073">
            <text:p>-6.0501874442</text:p>
          </table:table-cell>
          <table:table-cell office:value-type="float" office:value="-9.93618582645292">
            <text:p>-9.9361858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4860">
            <text:p>4860</text:p>
          </table:table-cell>
          <table:table-cell office:value-type="float" office:value="9018">
            <text:p>9018</text:p>
          </table:table-cell>
          <table:table-cell office:value-type="float" office:value="16606">
            <text:p>16606</text:p>
          </table:table-cell>
          <table:table-cell office:value-type="float" office:value="-181.875">
            <text:p>-181.875</text:p>
          </table:table-cell>
          <table:table-cell office:value-type="float" office:value="-256.5">
            <text:p>-256.5</text:p>
          </table:table-cell>
          <table:table-cell office:value-type="float" office:value="-175.75">
            <text:p>-175.75</text:p>
          </table:table-cell>
          <table:table-cell office:value-type="float" office:value="-0.0374228395061728">
            <text:p>-0.0374228395</text:p>
          </table:table-cell>
          <table:table-cell office:value-type="float" office:value="-0.0284431137724551">
            <text:p>-0.0284431138</text:p>
          </table:table-cell>
          <table:table-cell office:value-type="float" office:value="-0.01058352402746">
            <text:p>-0.010583524</text:p>
          </table:table-cell>
          <table:table-cell office:value-type="float" office:value="0.871764980805136">
            <text:p>0.8717649808</text:p>
          </table:table-cell>
          <table:table-cell office:value-type="float" office:value="0.90203476280971">
            <text:p>0.9020347628</text:p>
          </table:table-cell>
          <table:table-cell office:value-type="float" office:value="0.963177207426336">
            <text:p>0.9631772074</text:p>
          </table:table-cell>
          <table:table-cell office:value-type="float" office:value="-18.1732593498534">
            <text:p>-18.1732593499</text:p>
          </table:table-cell>
          <table:table-cell office:value-type="float" office:value="-24.0213552875694">
            <text:p>-24.0213552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5385">
            <text:p>5385</text:p>
          </table:table-cell>
          <table:table-cell office:value-type="float" office:value="9490">
            <text:p>9490</text:p>
          </table:table-cell>
          <table:table-cell office:value-type="float" office:value="18440">
            <text:p>18440</text:p>
          </table:table-cell>
          <table:table-cell office:value-type="float" office:value="-215.625">
            <text:p>-215.625</text:p>
          </table:table-cell>
          <table:table-cell office:value-type="float" office:value="-150">
            <text:p>-150</text:p>
          </table:table-cell>
          <table:table-cell office:value-type="float" office:value="-425">
            <text:p>-425</text:p>
          </table:table-cell>
          <table:table-cell office:value-type="float" office:value="-0.040041782729805">
            <text:p>-0.0400417827</text:p>
          </table:table-cell>
          <table:table-cell office:value-type="float" office:value="-0.0158061116965227">
            <text:p>-0.0158061117</text:p>
          </table:table-cell>
          <table:table-cell office:value-type="float" office:value="-0.0230477223427332">
            <text:p>-0.0230477223</text:p>
          </table:table-cell>
          <table:table-cell office:value-type="float" office:value="0.862996315399477">
            <text:p>0.8629963154</text:p>
          </table:table-cell>
          <table:table-cell office:value-type="float" office:value="0.945168282069418">
            <text:p>0.9451682821</text:p>
          </table:table-cell>
          <table:table-cell office:value-type="float" office:value="0.920374118910602">
            <text:p>0.9203741189</text:p>
          </table:table-cell>
          <table:table-cell office:value-type="float" office:value="-16.9616634041053">
            <text:p>-16.9616634041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61">
            <text:p>561</text:p>
          </table:table-cell>
          <table:table-cell office:value-type="float" office:value="5160">
            <text:p>5160</text:p>
          </table:table-cell>
          <table:table-cell office:value-type="float" office:value="8944">
            <text:p>8944</text:p>
          </table:table-cell>
          <table:table-cell office:value-type="float" office:value="18880">
            <text:p>18880</text:p>
          </table:table-cell>
          <table:table-cell office:value-type="float" office:value="-26.25">
            <text:p>-26.25</text:p>
          </table:table-cell>
          <table:table-cell office:value-type="float" office:value="-45.5">
            <text:p>-45.5</text:p>
          </table:table-cell>
          <table:table-cell office:value-type="float" office:value="-350">
            <text:p>-350</text:p>
          </table:table-cell>
          <table:table-cell table:number-columns-repeated="2" office:value-type="float" office:value="-0.00508720930232558">
            <text:p>-0.0050872093</text:p>
          </table:table-cell>
          <table:table-cell office:value-type="float" office:value="-0.0185381355932203">
            <text:p>-0.0185381356</text:p>
          </table:table-cell>
          <table:table-cell table:number-columns-repeated="2" office:value-type="float" office:value="0.982245491650892">
            <text:p>0.9822454917</text:p>
          </table:table-cell>
          <table:table-cell office:value-type="float" office:value="0.935790103867423">
            <text:p>0.9357901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4640">
            <text:p>4640</text:p>
          </table:table-cell>
          <table:table-cell office:value-type="float" office:value="8478">
            <text:p>8478</text:p>
          </table:table-cell>
          <table:table-cell office:value-type="float" office:value="17480">
            <text:p>17480</text:p>
          </table:table-cell>
          <table:table-cell office:value-type="float" office:value="-272">
            <text:p>-272</text:p>
          </table:table-cell>
          <table:table-cell office:value-type="float" office:value="-342">
            <text:p>-342</text:p>
          </table:table-cell>
          <table:table-cell office:value-type="float" office:value="-185">
            <text:p>-185</text:p>
          </table:table-cell>
          <table:table-cell office:value-type="float" office:value="-0.0586206896551724">
            <text:p>-0.0586206897</text:p>
          </table:table-cell>
          <table:table-cell office:value-type="float" office:value="-0.0403397027600849">
            <text:p>-0.0403397028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862000531912496">
            <text:p>0.8620005319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office:value-type="float" office:value="-16.8338018546324">
            <text:p>-16.8338018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5100">
            <text:p>5100</text:p>
          </table:table-cell>
          <table:table-cell office:value-type="float" office:value="8670">
            <text:p>8670</text:p>
          </table:table-cell>
          <table:table-cell office:value-type="float" office:value="15760">
            <text:p>15760</text:p>
          </table:table-cell>
          <table:table-cell office:value-type="float" office:value="-32.25">
            <text:p>-32.25</text:p>
          </table:table-cell>
          <table:table-cell office:value-type="float" office:value="-80.625">
            <text:p>-80.625</text:p>
          </table:table-cell>
          <table:table-cell office:value-type="float" office:value="-155">
            <text:p>-155</text:p>
          </table:table-cell>
          <table:table-cell office:value-type="float" office:value="-0.00632352941176471">
            <text:p>-0.0063235294</text:p>
          </table:table-cell>
          <table:table-cell office:value-type="float" office:value="-0.00929930795847751">
            <text:p>-0.009299308</text:p>
          </table:table-cell>
          <table:table-cell office:value-type="float" office:value="-0.00983502538071066">
            <text:p>-0.0098350254</text:p>
          </table:table-cell>
          <table:table-cell office:value-type="float" office:value="0.977946021626298">
            <text:p>0.9779460216</text:p>
          </table:table-cell>
          <table:table-cell office:value-type="float" office:value="0.967621917317202">
            <text:p>0.9676219173</text:p>
          </table:table-cell>
          <table:table-cell office:value-type="float" office:value="0.965766997507022">
            <text:p>0.96576699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4185">
            <text:p>4185</text:p>
          </table:table-cell>
          <table:table-cell office:value-type="float" office:value="7980">
            <text:p>7980</text:p>
          </table:table-cell>
          <table:table-cell office:value-type="float" office:value="13760">
            <text:p>13760</text:p>
          </table:table-cell>
          <table:table-cell office:value-type="float" office:value="-245.125">
            <text:p>-245.125</text:p>
          </table:table-cell>
          <table:table-cell office:value-type="float" office:value="-255">
            <text:p>-255</text:p>
          </table:table-cell>
          <table:table-cell office:value-type="float" office:value="-585">
            <text:p>-585</text:p>
          </table:table-cell>
          <table:table-cell office:value-type="float" office:value="-0.0585722819593787">
            <text:p>-0.058572282</text:p>
          </table:table-cell>
          <table:table-cell office:value-type="float" office:value="-0.0319548872180451">
            <text:p>-0.0319548872</text:p>
          </table:table-cell>
          <table:table-cell office:value-type="float" office:value="-0.0425145348837209">
            <text:p>-0.0425145349</text:p>
          </table:table-cell>
          <table:table-cell office:value-type="float" office:value="0.801721209081475">
            <text:p>0.8017212091</text:p>
          </table:table-cell>
          <table:table-cell office:value-type="float" office:value="0.890159279778393">
            <text:p>0.8901592798</text:p>
          </table:table-cell>
          <table:table-cell office:value-type="float" office:value="0.85474179983268">
            <text:p>0.8547417998</text:p>
          </table:table-cell>
          <table:table-cell office:value-type="float" office:value="-11.4839879568908">
            <text:p>-11.4839879569</text:p>
          </table:table-cell>
          <table:table-cell office:value-type="float" office:value="-21.3429799365427">
            <text:p>-21.3429799365</text:p>
          </table:table-cell>
          <table:table-cell office:value-type="float" office:value="-15.9546866025323">
            <text:p>-15.95468660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4350">
            <text:p>4350</text:p>
          </table:table-cell>
          <table:table-cell office:value-type="float" office:value="7890">
            <text:p>7890</text:p>
          </table:table-cell>
          <table:table-cell office:value-type="float" office:value="13072">
            <text:p>13072</text:p>
          </table:table-cell>
          <table:table-cell office:value-type="float" office:value="-255">
            <text:p>-255</text:p>
          </table:table-cell>
          <table:table-cell office:value-type="float" office:value="-97.5">
            <text:p>-97.5</text:p>
          </table:table-cell>
          <table:table-cell office:value-type="float" office:value="-66.5">
            <text:p>-66.5</text:p>
          </table:table-cell>
          <table:table-cell office:value-type="float" office:value="-0.0586206896551724">
            <text:p>-0.0586206897</text:p>
          </table:table-cell>
          <table:table-cell office:value-type="float" office:value="-0.0123574144486692">
            <text:p>-0.0123574144</text:p>
          </table:table-cell>
          <table:table-cell office:value-type="float" office:value="-0.00508720930232558">
            <text:p>-0.0050872093</text:p>
          </table:table-cell>
          <table:table-cell office:value-type="float" office:value="0.801562901307967">
            <text:p>0.8015629013</text:p>
          </table:table-cell>
          <table:table-cell office:value-type="float" office:value="0.957048352585696">
            <text:p>0.9570483526</text:p>
          </table:table-cell>
          <table:table-cell office:value-type="float" office:value="0.982245491650892">
            <text:p>0.9822454917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4815">
            <text:p>4815</text:p>
          </table:table-cell>
          <table:table-cell office:value-type="float" office:value="7820">
            <text:p>7820</text:p>
          </table:table-cell>
          <table:table-cell office:value-type="float" office:value="12960">
            <text:p>12960</text:p>
          </table:table-cell>
          <table:table-cell office:value-type="float" office:value="-259.625">
            <text:p>-259.625</text:p>
          </table:table-cell>
          <table:table-cell office:value-type="float" office:value="-190">
            <text:p>-190</text:p>
          </table:table-cell>
          <table:table-cell office:value-type="float" office:value="-485">
            <text:p>-485</text:p>
          </table:table-cell>
          <table:table-cell office:value-type="float" office:value="-0.053920041536864">
            <text:p>-0.0539200415</text:p>
          </table:table-cell>
          <table:table-cell office:value-type="float" office:value="-0.0242966751918159">
            <text:p>-0.0242966752</text:p>
          </table:table-cell>
          <table:table-cell office:value-type="float" office:value="-0.0374228395061728">
            <text:p>-0.0374228395</text:p>
          </table:table-cell>
          <table:table-cell office:value-type="float" office:value="0.816978301544477">
            <text:p>0.8169783015</text:p>
          </table:table-cell>
          <table:table-cell office:value-type="float" office:value="0.916118680542383">
            <text:p>0.9161186805</text:p>
          </table:table-cell>
          <table:table-cell office:value-type="float" office:value="0.871764980805136">
            <text:p>0.8717649808</text:p>
          </table:table-cell>
          <table:table-cell office:value-type="float" office:value="-12.5053185100068">
            <text:p>-12.50531851</text:p>
          </table:table-cell>
          <table:table-cell office:value-type="float" office:value="-28.1804843570313">
            <text:p>-28.180484357</text:p>
          </table:table-cell>
          <table:table-cell office:value-type="float" office:value="-18.1732593498534">
            <text:p>-18.173259349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4602">
            <text:p>4602</text:p>
          </table:table-cell>
          <table:table-cell office:value-type="float" office:value="7980">
            <text:p>7980</text:p>
          </table:table-cell>
          <table:table-cell office:value-type="float" office:value="14360">
            <text:p>14360</text:p>
          </table:table-cell>
          <table:table-cell office:value-type="float" office:value="-222.25">
            <text:p>-222.25</text:p>
          </table:table-cell>
          <table:table-cell office:value-type="float" office:value="-255">
            <text:p>-255</text:p>
          </table:table-cell>
          <table:table-cell office:value-type="float" office:value="-575">
            <text:p>-575</text:p>
          </table:table-cell>
          <table:table-cell office:value-type="float" office:value="-0.0482942199043894">
            <text:p>-0.0482942199</text:p>
          </table:table-cell>
          <table:table-cell office:value-type="float" office:value="-0.0319548872180451">
            <text:p>-0.0319548872</text:p>
          </table:table-cell>
          <table:table-cell office:value-type="float" office:value="-0.040041782729805">
            <text:p>-0.0400417827</text:p>
          </table:table-cell>
          <table:table-cell office:value-type="float" office:value="0.835541600419937">
            <text:p>0.8355416004</text:p>
          </table:table-cell>
          <table:table-cell office:value-type="float" office:value="0.890159279778393">
            <text:p>0.8901592798</text:p>
          </table:table-cell>
          <table:table-cell office:value-type="float" office:value="0.862996315399477">
            <text:p>0.8629963154</text:p>
          </table:table-cell>
          <table:table-cell office:value-type="float" office:value="-14.0031582204564">
            <text:p>-14.0031582205</text:p>
          </table:table-cell>
          <table:table-cell office:value-type="float" office:value="-21.3429799365427">
            <text:p>-21.3429799365</text:p>
          </table:table-cell>
          <table:table-cell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3424">
            <text:p>3424</text:p>
          </table:table-cell>
          <table:table-cell office:value-type="float" office:value="6565">
            <text:p>6565</text:p>
          </table:table-cell>
          <table:table-cell office:value-type="float" office:value="13760">
            <text:p>13760</text:p>
          </table:table-cell>
          <table:table-cell office:value-type="float" office:value="15.125">
            <text:p>15.125</text:p>
          </table:table-cell>
          <table:table-cell office:value-type="float" office:value="-17.5">
            <text:p>-17.5</text:p>
          </table:table-cell>
          <table:table-cell office:value-type="float" office:value="-70">
            <text:p>-70</text:p>
          </table:table-cell>
          <table:table-cell office:value-type="float" office:value="0.00441734813084112">
            <text:p>0.0044173481</text:p>
          </table:table-cell>
          <table:table-cell office:value-type="float" office:value="-0.00266565118050267">
            <text:p>-0.0026656512</text:p>
          </table:table-cell>
          <table:table-cell office:value-type="float" office:value="-0.00508720930232558">
            <text:p>-0.0050872093</text:p>
          </table:table-cell>
          <table:table-cell office:value-type="float" office:value="1.01549896386838">
            <text:p>1.0154989639</text:p>
          </table:table-cell>
          <table:table-cell office:value-type="float" office:value="0.990684148032824">
            <text:p>0.990684148</text:p>
          </table:table-cell>
          <table:table-cell office:value-type="float" office:value="0.982245491650892">
            <text:p>0.98224549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3606">
            <text:p>3606</text:p>
          </table:table-cell>
          <table:table-cell office:value-type="float" office:value="7042">
            <text:p>7042</text:p>
          </table:table-cell>
          <table:table-cell office:value-type="float" office:value="13440">
            <text:p>13440</text:p>
          </table:table-cell>
          <table:table-cell office:value-type="float" office:value="-33.375">
            <text:p>-33.375</text:p>
          </table:table-cell>
          <table:table-cell office:value-type="float" office:value="8.75">
            <text:p>8.75</text:p>
          </table:table-cell>
          <table:table-cell office:value-type="float" office:value="155">
            <text:p>155</text:p>
          </table:table-cell>
          <table:table-cell office:value-type="float" office:value="-0.00925540765391015">
            <text:p>-0.0092554077</text:p>
          </table:table-cell>
          <table:table-cell office:value-type="float" office:value="0.00124254473161034">
            <text:p>0.0012425447</text:p>
          </table:table-cell>
          <table:table-cell office:value-type="float" office:value="0.0115327380952381">
            <text:p>0.0115327381</text:p>
          </table:table-cell>
          <table:table-cell office:value-type="float" office:value="0.967773971850161">
            <text:p>0.9677739719</text:p>
          </table:table-cell>
          <table:table-cell office:value-type="float" office:value="1.00435193263876">
            <text:p>1.0043519326</text:p>
          </table:table-cell>
          <table:table-cell office:value-type="float" office:value="1.04062527126736">
            <text:p>1.04062527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2963">
            <text:p>2963</text:p>
          </table:table-cell>
          <table:table-cell office:value-type="float" office:value="6664">
            <text:p>6664</text:p>
          </table:table-cell>
          <table:table-cell office:value-type="float" office:value="13600">
            <text:p>13600</text:p>
          </table:table-cell>
          <table:table-cell office:value-type="float" office:value="-85.875">
            <text:p>-85.875</text:p>
          </table:table-cell>
          <table:table-cell office:value-type="float" office:value="106.875">
            <text:p>106.875</text:p>
          </table:table-cell>
          <table:table-cell office:value-type="float" office:value="174.375">
            <text:p>174.375</text:p>
          </table:table-cell>
          <table:table-cell office:value-type="float" office:value="-0.0289824502193723">
            <text:p>-0.0289824502</text:p>
          </table:table-cell>
          <table:table-cell office:value-type="float" office:value="0.0160376650660264">
            <text:p>0.0160376651</text:p>
          </table:table-cell>
          <table:table-cell office:value-type="float" office:value="0.0128216911764706">
            <text:p>0.0128216912</text:p>
          </table:table-cell>
          <table:table-cell office:value-type="float" office:value="0.900207789776805">
            <text:p>0.9002077898</text:p>
          </table:table-cell>
          <table:table-cell office:value-type="float" office:value="1.0566359528646">
            <text:p>1.0566359529</text:p>
          </table:table-cell>
          <table:table-cell office:value-type="float" office:value="1.04519813481631">
            <text:p>1.0451981348</text:p>
          </table:table-cell>
          <table:table-cell office:value-type="float" office:value="-23.5678277023998">
            <text:p>-23.56782770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3322">
            <text:p>3322</text:p>
          </table:table-cell>
          <table:table-cell office:value-type="float" office:value="6370">
            <text:p>6370</text:p>
          </table:table-cell>
          <table:table-cell office:value-type="float" office:value="11391">
            <text:p>11391</text:p>
          </table:table-cell>
          <table:table-cell office:value-type="float" office:value="-155">
            <text:p>-155</text:p>
          </table:table-cell>
          <table:table-cell office:value-type="float" office:value="-297.375">
            <text:p>-297.375</text:p>
          </table:table-cell>
          <table:table-cell office:value-type="float" office:value="-173.875">
            <text:p>-173.875</text:p>
          </table:table-cell>
          <table:table-cell office:value-type="float" office:value="-0.0466586393738712">
            <text:p>-0.0466586394</text:p>
          </table:table-cell>
          <table:table-cell office:value-type="float" office:value="-0.0466836734693878">
            <text:p>-0.0466836735</text:p>
          </table:table-cell>
          <table:table-cell office:value-type="float" office:value="-0.0152642437011676">
            <text:p>-0.0152642437</text:p>
          </table:table-cell>
          <table:table-cell office:value-type="float" office:value="0.840961738302764">
            <text:p>0.8409617383</text:p>
          </table:table-cell>
          <table:table-cell office:value-type="float" office:value="0.840878698979592">
            <text:p>0.840878699</text:p>
          </table:table-cell>
          <table:table-cell office:value-type="float" office:value="0.94703182143202">
            <text:p>0.9470318214</text:p>
          </table:table-cell>
          <table:table-cell office:value-type="float" office:value="-14.5063757545705">
            <text:p>-14.5063757546</text:p>
          </table:table-cell>
          <table:table-cell office:value-type="float" office:value="-14.4984078715991">
            <text:p>-14.4984078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90">
            <text:p>290</text:p>
          </table:table-cell>
          <table:table-cell office:value-type="float" office:value="4306">
            <text:p>4306</text:p>
          </table:table-cell>
          <table:table-cell office:value-type="float" office:value="8162">
            <text:p>8162</text:p>
          </table:table-cell>
          <table:table-cell office:value-type="float" office:value="14769">
            <text:p>14769</text:p>
          </table:table-cell>
          <table:table-cell office:value-type="float" office:value="-59.875">
            <text:p>-59.875</text:p>
          </table:table-cell>
          <table:table-cell office:value-type="float" office:value="-34.75">
            <text:p>-34.75</text:p>
          </table:table-cell>
          <table:table-cell office:value-type="float" office:value="-63">
            <text:p>-63</text:p>
          </table:table-cell>
          <table:table-cell office:value-type="float" office:value="-0.0139050162563864">
            <text:p>-0.0139050163</text:p>
          </table:table-cell>
          <table:table-cell office:value-type="float" office:value="-0.00425753491791228">
            <text:p>-0.0042575349</text:p>
          </table:table-cell>
          <table:table-cell office:value-type="float" office:value="-0.00426569165143205">
            <text:p>-0.0042656917</text:p>
          </table:table-cell>
          <table:table-cell office:value-type="float" office:value="0.951711408077745">
            <text:p>0.9517114081</text:p>
          </table:table-cell>
          <table:table-cell office:value-type="float" office:value="0.985134155930319">
            <text:p>0.9851341559</text:p>
          </table:table-cell>
          <table:table-cell office:value-type="float" office:value="0.985105743625507">
            <text:p>0.9851057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4683">
            <text:p>4683</text:p>
          </table:table-cell>
          <table:table-cell office:value-type="float" office:value="8798">
            <text:p>8798</text:p>
          </table:table-cell>
          <table:table-cell office:value-type="float" office:value="16060">
            <text:p>16060</text:p>
          </table:table-cell>
          <table:table-cell office:value-type="float" office:value="-94.4285714285714">
            <text:p>-94.4285714286</text:p>
          </table:table-cell>
          <table:table-cell office:value-type="float" office:value="-157.285714285714">
            <text:p>-157.2857142857</text:p>
          </table:table-cell>
          <table:table-cell office:value-type="float" office:value="-348.857142857143">
            <text:p>-348.8571428571</text:p>
          </table:table-cell>
          <table:table-cell office:value-type="float" office:value="-0.020164119459443">
            <text:p>-0.0201641195</text:p>
          </table:table-cell>
          <table:table-cell office:value-type="float" office:value="-0.0178774396778489">
            <text:p>-0.0178774397</text:p>
          </table:table-cell>
          <table:table-cell office:value-type="float" office:value="-0.0217221135029354">
            <text:p>-0.0217221135</text:p>
          </table:table-cell>
          <table:table-cell office:value-type="float" office:value="0.930222501650556">
            <text:p>0.9302225017</text:p>
          </table:table-cell>
          <table:table-cell office:value-type="float" office:value="0.938055382712422">
            <text:p>0.9380553827</text:p>
          </table:table-cell>
          <table:table-cell office:value-type="float" office:value="0.924897429161193">
            <text:p>0.9248974292</text:p>
          </table:table-cell>
          <table:table-cell office:value-type="float" office:value="-34.0275262281648">
            <text:p>-34.0275262282</text:p>
          </table:table-cell>
          <table:table-cell office:value-type="float" office:value="0">
            <text:p>0</text:p>
          </table:table-cell>
          <table:table-cell office:value-type="float" office:value="-31.561906455787">
            <text:p>-31.56190645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128">
            <text:p>4128</text:p>
          </table:table-cell>
          <table:table-cell office:value-type="float" office:value="8300">
            <text:p>8300</text:p>
          </table:table-cell>
          <table:table-cell office:value-type="float" office:value="17023">
            <text:p>17023</text:p>
          </table:table-cell>
          <table:table-cell office:value-type="float" office:value="-3">
            <text:p>-3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 office:value-type="float" office:value="-0.000726744186046512">
            <text:p>-0.0007267442</text:p>
          </table:table-cell>
          <table:table-cell office:value-type="float" office:value="-0.0219277108433735">
            <text:p>-0.0219277108</text:p>
          </table:table-cell>
          <table:table-cell office:value-type="float" office:value="0">
            <text:p>0</text:p>
          </table:table-cell>
          <table:table-cell office:value-type="float" office:value="0.997457430536777">
            <text:p>0.9974574305</text:p>
          </table:table-cell>
          <table:table-cell office:value-type="float" office:value="0.924195428073741">
            <text:p>0.9241954281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-31.2627039671366">
            <text:p>-31.2627039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3362">
            <text:p>3362</text:p>
          </table:table-cell>
          <table:table-cell office:value-type="float" office:value="7017">
            <text:p>7017</text:p>
          </table:table-cell>
          <table:table-cell office:value-type="float" office:value="18043">
            <text:p>18043</text:p>
          </table:table-cell>
          <table:table-cell office:value-type="float" office:value="-75.4">
            <text:p>-75.4</text:p>
          </table:table-cell>
          <table:table-cell office:value-type="float" office:value="-157.2">
            <text:p>-157.2</text:p>
          </table:table-cell>
          <table:table-cell office:value-type="float" office:value="0">
            <text:p>0</text:p>
          </table:table-cell>
          <table:table-cell office:value-type="float" office:value="-0.0224271267102915">
            <text:p>-0.0224271267</text:p>
          </table:table-cell>
          <table:table-cell office:value-type="float" office:value="-0.0224027362120564">
            <text:p>-0.0224027362</text:p>
          </table:table-cell>
          <table:table-cell office:value-type="float" office:value="0">
            <text:p>0</text:p>
          </table:table-cell>
          <table:table-cell office:value-type="float" office:value="0.922490889498439">
            <text:p>0.9224908895</text:p>
          </table:table-cell>
          <table:table-cell office:value-type="float" office:value="0.922574113133785">
            <text:p>0.9225741131</text:p>
          </table:table-cell>
          <table:table-cell office:value-type="float" office:value="1.21">
            <text:p>1.21</text:p>
          </table:table-cell>
          <table:table-cell office:value-type="float" office:value="-30.5587584207815">
            <text:p>-30.5587584208</text:p>
          </table:table-cell>
          <table:table-cell office:value-type="float" office:value="-30.5924088052515">
            <text:p>-30.5924088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2945">
            <text:p>2945</text:p>
          </table:table-cell>
          <table:table-cell office:value-type="float" office:value="6836">
            <text:p>6836</text:p>
          </table:table-cell>
          <table:table-cell office:value-type="float" office:value="19125">
            <text:p>19125</text:p>
          </table:table-cell>
          <table:table-cell office:value-type="float" office:value="-340.25">
            <text:p>-340.25</text:p>
          </table:table-cell>
          <table:table-cell office:value-type="float" office:value="-790.25">
            <text:p>-790.25</text:p>
          </table:table-cell>
          <table:table-cell office:value-type="float" office:value="0">
            <text:p>0</text:p>
          </table:table-cell>
          <table:table-cell office:value-type="float" office:value="-0.11553480475382">
            <text:p>-0.1155348048</text:p>
          </table:table-cell>
          <table:table-cell office:value-type="float" office:value="-0.115601228788765">
            <text:p>-0.1156012288</text:p>
          </table:table-cell>
          <table:table-cell office:value-type="float" office:value="0">
            <text:p>0</text:p>
          </table:table-cell>
          <table:table-cell office:value-type="float" office:value="0.621790833936256">
            <text:p>0.6217908339</text:p>
          </table:table-cell>
          <table:table-cell office:value-type="float" office:value="0.621588441670367">
            <text:p>0.6215884417</text:p>
          </table:table-cell>
          <table:table-cell office:value-type="float" office:value="1.21">
            <text:p>1.21</text:p>
          </table:table-cell>
          <table:table-cell office:value-type="float" office:value="-5.64580300730829">
            <text:p>-5.6458030073</text:p>
          </table:table-cell>
          <table:table-cell office:value-type="float" office:value="-5.64235140139677">
            <text:p>-5.6423514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5">
            <text:p>5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2812">
            <text:p>2812</text:p>
          </table:table-cell>
          <table:table-cell office:value-type="float" office:value="6780">
            <text:p>6780</text:p>
          </table:table-cell>
          <table:table-cell office:value-type="float" office:value="20271">
            <text:p>20271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14">
            <text:p>1.14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2685">
            <text:p>2685</text:p>
          </table:table-cell>
          <table:table-cell office:value-type="float" office:value="6535">
            <text:p>6535</text:p>
          </table:table-cell>
          <table:table-cell office:value-type="float" office:value="21486">
            <text:p>21486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2">
            <text:p>1.02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102.75">
            <text:p>102.75</text:p>
          </table:table-cell>
          <table:table-cell office:value-type="float" office:value="4641.75">
            <text:p>4641.75</text:p>
          </table:table-cell>
          <table:table-cell office:value-type="float" office:value="18905.25">
            <text:p>18905.25</text:p>
          </table:table-cell>
          <table:table-cell office:value-type="float" office:value="8.2225">
            <text:p>8.2225</text:p>
          </table:table-cell>
          <table:table-cell table:number-columns-repeated="3"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564">
            <text:p>2564</text:p>
          </table:table-cell>
          <table:table-cell office:value-type="float" office:value="6486">
            <text:p>6486</text:p>
          </table:table-cell>
          <table:table-cell office:value-type="float" office:value="22774">
            <text:p>22774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105.333333333333">
            <text:p>105.3333333333</text:p>
          </table:table-cell>
          <table:table-cell office:value-type="float" office:value="4565.66666666667">
            <text:p>4565.6666666667</text:p>
          </table:table-cell>
          <table:table-cell office:value-type="float" office:value="19023.6666666667">
            <text:p>19023.6666666667</text:p>
          </table:table-cell>
          <table:table-cell office:value-type="float" office:value="8.52333333333333">
            <text:p>8.5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476">
            <text:p>476</text:p>
          </table:table-cell>
          <table:table-cell office:value-type="float" office:value="321">
            <text:p>321</text:p>
          </table:table-cell>
          <table:table-cell office:value-type="float" office:value="2448">
            <text:p>2448</text:p>
          </table:table-cell>
          <table:table-cell office:value-type="float" office:value="6315">
            <text:p>6315</text:p>
          </table:table-cell>
          <table:table-cell office:value-type="float" office:value="24139">
            <text:p>24139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office:value-type="float" office:value="1.21">
            <text:p>1.2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.4">
            <text:p>12.4</text:p>
          </table:table-cell>
          <table:table-cell office:value-type="float" office:value="16.9">
            <text:p>16.9</text:p>
          </table:table-cell>
          <table:table-cell office:value-type="float" office:value="24.9">
            <text:p>24.9</text:p>
          </table:table-cell>
          <table:table-cell office:value-type="float" office:value="12234">
            <text:p>12234</text:p>
          </table:table-cell>
          <table:table-cell office:value-type="float" office:value="12955">
            <text:p>12955</text:p>
          </table:table-cell>
          <table:table-cell office:value-type="float" office:value="14370">
            <text:p>143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7:05.90</dc:date>
    <dc:creator>Liam Widdess</dc:creator>
    <meta:editing-duration>P2DT3H30M54S</meta:editing-duration>
    <meta:editing-cycles>185</meta:editing-cycles>
    <meta:generator>OpenOffice/4.1.7$Win32 OpenOffice.org_project/417m1$Build-9800</meta:generator>
    <meta:document-statistic meta:table-count="8" meta:cell-count="966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8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045">
                <text:p>15045</text:p>
              </table:table-cell>
              <table:table-cell office:value-type="float" office:value="25216">
                <text:p>2521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809">
                <text:p>15809</text:p>
              </table:table-cell>
              <table:table-cell office:value-type="float" office:value="26519">
                <text:p>2651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8">
                <text:p>16588</text:p>
              </table:table-cell>
              <table:table-cell office:value-type="float" office:value="27691">
                <text:p>2769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5">
                <text:p>17655</text:p>
              </table:table-cell>
              <table:table-cell office:value-type="float" office:value="28909">
                <text:p>2890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54">
                <text:p>18654</text:p>
              </table:table-cell>
              <table:table-cell office:value-type="float" office:value="30674">
                <text:p>3067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721">
                <text:p>19721</text:p>
              </table:table-cell>
              <table:table-cell office:value-type="float" office:value="31094">
                <text:p>3109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744">
                <text:p>20744</text:p>
              </table:table-cell>
              <table:table-cell office:value-type="float" office:value="29405">
                <text:p>2940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970">
                <text:p>13970</text:p>
              </table:table-cell>
              <table:table-cell office:value-type="float" office:value="20818">
                <text:p>20818</text:p>
              </table:table-cell>
              <table:table-cell office:value-type="float" office:value="29109">
                <text:p>2910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842">
                <text:p>14842</text:p>
              </table:table-cell>
              <table:table-cell office:value-type="float" office:value="20158">
                <text:p>20158</text:p>
              </table:table-cell>
              <table:table-cell office:value-type="float" office:value="30572">
                <text:p>3057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515">
                <text:p>15515</text:p>
              </table:table-cell>
              <table:table-cell office:value-type="float" office:value="19802">
                <text:p>19802</text:p>
              </table:table-cell>
              <table:table-cell office:value-type="float" office:value="31152">
                <text:p>3115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966">
                <text:p>15966</text:p>
              </table:table-cell>
              <table:table-cell office:value-type="float" office:value="20738">
                <text:p>20738</text:p>
              </table:table-cell>
              <table:table-cell office:value-type="float" office:value="29553">
                <text:p>2955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480">
                <text:p>16480</text:p>
              </table:table-cell>
              <table:table-cell office:value-type="float" office:value="21360">
                <text:p>21360</text:p>
              </table:table-cell>
              <table:table-cell office:value-type="float" office:value="29109">
                <text:p>2910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830">
                <text:p>15830</text:p>
              </table:table-cell>
              <table:table-cell office:value-type="float" office:value="22523">
                <text:p>22523</text:p>
              </table:table-cell>
              <table:table-cell office:value-type="float" office:value="30613">
                <text:p>3061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646">
                <text:p>15646</text:p>
              </table:table-cell>
              <table:table-cell office:value-type="float" office:value="23018">
                <text:p>23018</text:p>
              </table:table-cell>
              <table:table-cell office:value-type="float" office:value="31190">
                <text:p>31190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06">
                <text:p>15906</text:p>
              </table:table-cell>
              <table:table-cell office:value-type="float" office:value="21599">
                <text:p>21599</text:p>
              </table:table-cell>
              <table:table-cell office:value-type="float" office:value="29558">
                <text:p>2955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423">
                <text:p>16423</text:p>
              </table:table-cell>
              <table:table-cell office:value-type="float" office:value="20940">
                <text:p>20940</text:p>
              </table:table-cell>
              <table:table-cell office:value-type="float" office:value="28777">
                <text:p>2877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830">
                <text:p>15830</text:p>
              </table:table-cell>
              <table:table-cell office:value-type="float" office:value="20839">
                <text:p>20839</text:p>
              </table:table-cell>
              <table:table-cell office:value-type="float" office:value="30775">
                <text:p>3077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504">
                <text:p>15504</text:p>
              </table:table-cell>
              <table:table-cell office:value-type="float" office:value="21144">
                <text:p>21144</text:p>
              </table:table-cell>
              <table:table-cell office:value-type="float" office:value="30893">
                <text:p>3089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906">
                <text:p>15906</text:p>
              </table:table-cell>
              <table:table-cell office:value-type="float" office:value="21457">
                <text:p>21457</text:p>
              </table:table-cell>
              <table:table-cell office:value-type="float" office:value="29539">
                <text:p>2953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570">
                <text:p>15570</text:p>
              </table:table-cell>
              <table:table-cell office:value-type="float" office:value="21220">
                <text:p>21220</text:p>
              </table:table-cell>
              <table:table-cell office:value-type="float" office:value="32521">
                <text:p>3252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712">
                <text:p>22712</text:p>
              </table:table-cell>
              <table:table-cell office:value-type="float" office:value="34358">
                <text:p>3435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727">
                <text:p>15727</text:p>
              </table:table-cell>
              <table:table-cell office:value-type="float" office:value="22820">
                <text:p>22820</text:p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764">
                <text:p>15764</text:p>
              </table:table-cell>
              <table:table-cell office:value-type="float" office:value="21980">
                <text:p>21980</text:p>
              </table:table-cell>
              <table:table-cell office:value-type="float" office:value="34434">
                <text:p>344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570">
                <text:p>15570</text:p>
              </table:table-cell>
              <table:table-cell office:value-type="float" office:value="22612">
                <text:p>22612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579">
                <text:p>20579</text:p>
              </table:table-cell>
              <table:table-cell office:value-type="float" office:value="34221">
                <text:p>342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868">
                <text:p>20868</text:p>
              </table:table-cell>
              <table:table-cell office:value-type="float" office:value="35316">
                <text:p>3531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0630">
                <text:p>20630</text:p>
              </table:table-cell>
              <table:table-cell office:value-type="float" office:value="33330">
                <text:p>3333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536">
                <text:p>20536</text:p>
              </table:table-cell>
              <table:table-cell office:value-type="float" office:value="31306">
                <text:p>3130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182">
                <text:p>20182</text:p>
              </table:table-cell>
              <table:table-cell office:value-type="float" office:value="32755">
                <text:p>327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35">
                <text:p>12835</text:p>
              </table:table-cell>
              <table:table-cell office:value-type="float" office:value="19704">
                <text:p>19704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088">
                <text:p>19088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7778">
                <text:p>17778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836">
                <text:p>17836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135">
                <text:p>17135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840">
                <text:p>15840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544">
                <text:p>15544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720">
                <text:p>11720</text:p>
              </table:table-cell>
              <table:table-cell office:value-type="float" office:value="15444">
                <text:p>15444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995">
                <text:p>15995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634">
                <text:p>15634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312">
                <text:p>16312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525">
                <text:p>11525</text:p>
              </table:table-cell>
              <table:table-cell office:value-type="float" office:value="16288">
                <text:p>16288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24">
                <text:p>11524</text:p>
              </table:table-cell>
              <table:table-cell office:value-type="float" office:value="15468">
                <text:p>15468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3">
                <text:p>11473</text:p>
              </table:table-cell>
              <table:table-cell office:value-type="float" office:value="15397">
                <text:p>15397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4990">
                <text:p>14990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5086">
                <text:p>15086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05">
                <text:p>11305</text:p>
              </table:table-cell>
              <table:table-cell office:value-type="float" office:value="14924">
                <text:p>14924</text:p>
              </table:table-cell>
              <table:table-cell office:value-type="float" office:value="21313">
                <text:p>2131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5272">
                <text:p>15272</text:p>
              </table:table-cell>
              <table:table-cell office:value-type="float" office:value="22003">
                <text:p>2200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358">
                <text:p>10358</text:p>
              </table:table-cell>
              <table:table-cell office:value-type="float" office:value="14438">
                <text:p>14438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293">
                <text:p>9293</text:p>
              </table:table-cell>
              <table:table-cell office:value-type="float" office:value="14512">
                <text:p>1451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837">
                <text:p>7837</text:p>
              </table:table-cell>
              <table:table-cell office:value-type="float" office:value="14105">
                <text:p>14105</text:p>
              </table:table-cell>
              <table:table-cell office:value-type="float" office:value="20802">
                <text:p>2080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715">
                <text:p>6715</text:p>
              </table:table-cell>
              <table:table-cell office:value-type="float" office:value="13148">
                <text:p>13148</text:p>
              </table:table-cell>
              <table:table-cell office:value-type="float" office:value="21621">
                <text:p>2162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2642">
                <text:p>12642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760">
                <text:p>5760</text:p>
              </table:table-cell>
              <table:table-cell office:value-type="float" office:value="11731">
                <text:p>11731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776">
                <text:p>5776</text:p>
              </table:table-cell>
              <table:table-cell office:value-type="float" office:value="11742">
                <text:p>11742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240">
                <text:p>6240</text:p>
              </table:table-cell>
              <table:table-cell office:value-type="float" office:value="12084">
                <text:p>12084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864">
                <text:p>6864</text:p>
              </table:table-cell>
              <table:table-cell office:value-type="float" office:value="11592">
                <text:p>11592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760">
                <text:p>5760</text:p>
              </table:table-cell>
              <table:table-cell office:value-type="float" office:value="11154">
                <text:p>11154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776">
                <text:p>5776</text:p>
              </table:table-cell>
              <table:table-cell office:value-type="float" office:value="9882">
                <text:p>9882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910">
                <text:p>5910</text:p>
              </table:table-cell>
              <table:table-cell office:value-type="float" office:value="9438">
                <text:p>9438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9220">
                <text:p>9220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350">
                <text:p>4350</text:p>
              </table:table-cell>
              <table:table-cell office:value-type="float" office:value="9025">
                <text:p>9025</text:p>
              </table:table-cell>
              <table:table-cell office:value-type="float" office:value="17936">
                <text:p>1793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860">
                <text:p>4860</text:p>
              </table:table-cell>
              <table:table-cell office:value-type="float" office:value="9018">
                <text:p>9018</text:p>
              </table:table-cell>
              <table:table-cell office:value-type="float" office:value="16606">
                <text:p>1660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385">
                <text:p>5385</text:p>
              </table:table-cell>
              <table:table-cell office:value-type="float" office:value="9490">
                <text:p>9490</text:p>
              </table:table-cell>
              <table:table-cell office:value-type="float" office:value="18440">
                <text:p>18440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8944">
                <text:p>8944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640">
                <text:p>4640</text:p>
              </table:table-cell>
              <table:table-cell office:value-type="float" office:value="8478">
                <text:p>8478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100">
                <text:p>5100</text:p>
              </table:table-cell>
              <table:table-cell office:value-type="float" office:value="8670">
                <text:p>8670</text:p>
              </table:table-cell>
              <table:table-cell office:value-type="float" office:value="15760">
                <text:p>157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7980">
                <text:p>7980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350">
                <text:p>4350</text:p>
              </table:table-cell>
              <table:table-cell office:value-type="float" office:value="7890">
                <text:p>7890</text:p>
              </table:table-cell>
              <table:table-cell office:value-type="float" office:value="13072">
                <text:p>1307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815">
                <text:p>4815</text:p>
              </table:table-cell>
              <table:table-cell office:value-type="float" office:value="7820">
                <text:p>7820</text:p>
              </table:table-cell>
              <table:table-cell office:value-type="float" office:value="12960">
                <text:p>1296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602">
                <text:p>4602</text:p>
              </table:table-cell>
              <table:table-cell office:value-type="float" office:value="7980">
                <text:p>7980</text:p>
              </table:table-cell>
              <table:table-cell office:value-type="float" office:value="14360">
                <text:p>143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424">
                <text:p>3424</text:p>
              </table:table-cell>
              <table:table-cell office:value-type="float" office:value="6565">
                <text:p>6565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606">
                <text:p>3606</text:p>
              </table:table-cell>
              <table:table-cell office:value-type="float" office:value="7042">
                <text:p>704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963">
                <text:p>2963</text:p>
              </table:table-cell>
              <table:table-cell office:value-type="float" office:value="6664">
                <text:p>6664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322">
                <text:p>3322</text:p>
              </table:table-cell>
              <table:table-cell office:value-type="float" office:value="6370">
                <text:p>6370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306">
                <text:p>4306</text:p>
              </table:table-cell>
              <table:table-cell office:value-type="float" office:value="8162">
                <text:p>8162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683">
                <text:p>4683</text:p>
              </table:table-cell>
              <table:table-cell office:value-type="float" office:value="8798">
                <text:p>8798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128">
                <text:p>4128</text:p>
              </table:table-cell>
              <table:table-cell office:value-type="float" office:value="8300">
                <text:p>8300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362">
                <text:p>3362</text:p>
              </table:table-cell>
              <table:table-cell office:value-type="float" office:value="7017">
                <text:p>7017</text:p>
              </table:table-cell>
              <table:table-cell office:value-type="float" office:value="18043">
                <text:p>1804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2945">
                <text:p>2945</text:p>
              </table:table-cell>
              <table:table-cell office:value-type="float" office:value="6836">
                <text:p>6836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2812">
                <text:p>2812</text:p>
              </table:table-cell>
              <table:table-cell office:value-type="float" office:value="6780">
                <text:p>6780</text:p>
              </table:table-cell>
              <table:table-cell office:value-type="float" office:value="20271">
                <text:p>2027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685">
                <text:p>2685</text:p>
              </table:table-cell>
              <table:table-cell office:value-type="float" office:value="6535">
                <text:p>653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564">
                <text:p>2564</text:p>
              </table:table-cell>
              <table:table-cell office:value-type="float" office:value="6486">
                <text:p>6486</text:p>
              </table:table-cell>
              <table:table-cell office:value-type="float" office:value="22774">
                <text:p>2277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448">
                <text:p>2448</text:p>
              </table:table-cell>
              <table:table-cell office:value-type="float" office:value="6315">
                <text:p>6315</text:p>
              </table:table-cell>
              <table:table-cell office:value-type="float" office:value="24139">
                <text:p>24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6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641.75">
                <text:p>4641.7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565.66666666667">
                <text:p>456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9cm" svg:y="1.404cm" svg:width="31.58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2225">
                <text:p>8.222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52333333333333">
                <text:p>8.52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7cm" svg:y="1.352cm" svg:width="32.04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9971632569">
                <text:p>1.20997163256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737876371992">
                <text:p>1.2173787637199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68730644003">
                <text:p>1.166873064400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969702997667">
                <text:p>1.199697029976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035511937557">
                <text:p>1.1603551193755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218059675754">
                <text:p>1.2121805967575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81574816659">
                <text:p>1.178157481665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681625402233">
                <text:p>1.1168162540223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3575883672845">
                <text:p>0.99357588367284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1633662162231">
                <text:p>0.99163366216223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2431039862115">
                <text:p>0.9924310398621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374639186946">
                <text:p>1.1137463918694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2389906774713">
                <text:p>0.99238990677471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3084155787144">
                <text:p>1.0308415578714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9467853119155">
                <text:p>0.99946785311915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751299257736">
                <text:p>1.0375129925773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629666943986">
                <text:p>1.062966694398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663528639793">
                <text:p>1.046635286397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262755650537">
                <text:p>1.0626275565053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821672346586">
                <text:p>1.0382167234658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0183548217237">
                <text:p>1.001835482172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958834838189">
                <text:p>1.009588348381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347710207385">
                <text:p>1.0234771020738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488836368235">
                <text:p>1.048883636823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4297346328576">
                <text:p>1.0429734632857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544411699776">
                <text:p>1.0254441169977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810287933897">
                <text:p>0.958102879338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312213643943">
                <text:p>1.0531221364394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3919975494365">
                <text:p>0.86391997549436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3206870129294">
                <text:p>0.81320687012929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698400573373">
                <text:p>0.9536984005733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0509752417982">
                <text:p>0.91050975241798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1661011528847">
                <text:p>0.84166101152884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248723103539">
                <text:p>0.97624872310353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9133455815143">
                <text:p>0.97913345581514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55947158239">
                <text:p>0.785594715823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5972048468794">
                <text:p>0.97597204846879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7997785956247">
                <text:p>0.90799778595624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7351950452241">
                <text:p>0.95735195045224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68261209520801">
                <text:p>0.96826120952080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630092902154">
                <text:p>0.9963009290215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4284000714398">
                <text:p>0.99428400071439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96664246705696">
                <text:p>0.99666424670569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3845634464133">
                <text:p>0.98384563446413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18494824045472">
                <text:p>0.91849482404547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2813414379503">
                <text:p>0.96281341437950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2884526421518">
                <text:p>0.99288452642151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50659254870851">
                <text:p>0.85065925487085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1269597846463">
                <text:p>0.91126959784646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77305684615269">
                <text:p>0.877305684615269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723388467387891">
                <text:p>0.72338846738789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35233463776465">
                <text:p>0.93523346377646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6463638378102">
                <text:p>0.93646363837810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95662786981411">
                <text:p>0.89566278698141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64219571172134">
                <text:p>0.86421957117213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5263313212675">
                <text:p>0.98526331321267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82359164777766">
                <text:p>0.8823591647777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876741627578105">
                <text:p>0.87674162757810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86585323622019">
                <text:p>0.88658532362201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00714684839248">
                <text:p>1.0071468483924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20374118910602">
                <text:p>0.9203741189106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773061176057581">
                <text:p>0.7730611760575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0203476280971">
                <text:p>0.9020347628097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5168282069418">
                <text:p>0.94516828206941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82245491650892">
                <text:p>0.98224549165089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62000531912496">
                <text:p>0.86200053191249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67621917317202">
                <text:p>0.96762191731720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90159279778393">
                <text:p>0.89015927977839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7048352585696">
                <text:p>0.95704835258569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16118680542383">
                <text:p>0.9161186805423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90159279778393">
                <text:p>0.89015927977839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90684148032824">
                <text:p>0.9906841480328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0435193263876">
                <text:p>1.0043519326387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66359528646">
                <text:p>1.056635952864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40878698979592">
                <text:p>0.84087869897959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85134155930319">
                <text:p>0.98513415593031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38055382712422">
                <text:p>0.93805538271242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24195428073741">
                <text:p>0.92419542807374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22574113133785">
                <text:p>0.9225741131337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621588441670367">
                <text:p>0.62158844167036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7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905.25">
                <text:p>18905.2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9023.6666666667">
                <text:p>1902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